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5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8">
      <style:table-cell-properties style:vertical-align="automatic" fo:background-color="transparent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0" style:family="table-cell" style:parent-style-name="Excel_BuiltIn_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27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8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0.00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MAR_201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4" table:default-cell-style-name="ce1"/>
        <table:table-column table:style-name="co13" table:number-columns-repeated="15360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496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Março-2016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673.77" table:style-name="ce14">
            <text:p>674<text:s/></text:p>
          </table:table-cell>
          <table:table-cell office:value-type="float" office:value="5302.48" table:style-name="ce14">
            <text:p>5.302<text:s/></text:p>
          </table:table-cell>
          <table:table-cell office:value-type="float" office:value="42715805.420000002" table:style-name="ce14">
            <text:p>42.715.805<text:s/></text:p>
          </table:table-cell>
          <table:table-cell office:value-type="float" office:value="2681.28" table:style-name="ce14">
            <text:p>2.681<text:s/></text:p>
          </table:table-cell>
          <table:table-cell office:value-type="float" office:value="66162030.969999999" table:style-name="ce14">
            <text:p>66.162.031<text:s/></text:p>
          </table:table-cell>
          <table:table-cell office:value-type="float" office:value="37718435.829999998" table:style-name="ce14">
            <text:p>37.718.436<text:s/></text:p>
          </table:table-cell>
          <table:table-cell office:value-type="float" office:value="3588818.62" table:style-name="ce14">
            <text:p>3.588.819<text:s/></text:p>
          </table:table-cell>
          <table:table-cell office:value-type="float" office:value="139031043.75" table:style-name="ce14">
            <text:p>139.031.044<text:s/></text:p>
          </table:table-cell>
          <table:table-cell office:value-type="float" office:value="17649775.329999998" table:style-name="ce14">
            <text:p>17.649.775<text:s/></text:p>
          </table:table-cell>
          <table:table-cell office:value-type="float" office:value="2570638.5499999998" table:style-name="ce14">
            <text:p>2.570.639<text:s/></text:p>
          </table:table-cell>
          <table:table-cell office:value-type="float" office:value="85830530.819999993" table:style-name="ce14">
            <text:p>85.830.531<text:s/></text:p>
          </table:table-cell>
          <table:table-cell office:value-type="float" office:value="105200.72" table:style-name="ce14">
            <text:p>105.201<text:s/></text:p>
          </table:table-cell>
          <table:table-cell office:value-type="float" office:value="923531.77" table:style-name="ce14">
            <text:p>923.532<text:s/></text:p>
          </table:table-cell>
          <table:table-cell office:value-type="float" office:value="7366311.2300000004" table:style-name="ce14">
            <text:p>7.366.311<text:s/></text:p>
          </table:table-cell>
          <table:table-cell office:value-type="float" office:value="4722645.4800000004" table:style-name="ce14">
            <text:p>4.722.645<text:s/></text:p>
          </table:table-cell>
          <table:table-cell office:value-type="float" office:value="91833841.5" table:style-name="ce14">
            <text:p>91.833.842<text:s/></text:p>
          </table:table-cell>
          <table:table-cell office:value-type="float" office:value="92585.88" table:style-name="ce14">
            <text:p>92.586<text:s/></text:p>
          </table:table-cell>
          <table:table-cell office:value-type="float" office:value="213909089.63" table:style-name="ce14">
            <text:p>213.909.090<text:s/></text:p>
          </table:table-cell>
          <table:table-cell office:value-type="float" office:value="256925590.13" table:style-name="ce14">
            <text:p>256.925.590<text:s/></text:p>
          </table:table-cell>
          <table:table-cell office:value-type="float" office:value="707920.51" table:style-name="ce14">
            <text:p>707.921<text:s/></text:p>
          </table:table-cell>
          <table:table-cell office:value-type="float" office:value="8212.01" table:style-name="ce14">
            <text:p>8.212<text:s/></text:p>
          </table:table-cell>
          <table:table-cell office:value-type="float" office:value="31240" table:style-name="ce14">
            <text:p>31.240<text:s/></text:p>
          </table:table-cell>
          <table:table-cell office:value-type="float" office:value="95627057.159999996" table:style-name="ce14">
            <text:p>95.627.057<text:s/></text:p>
          </table:table-cell>
          <table:table-cell office:value-type="float" office:value="359138915.67000002" table:style-name="ce14">
            <text:p>359.138.916<text:s/></text:p>
          </table:table-cell>
          <table:table-cell office:value-type="float" office:value="224864.44" table:style-name="ce14">
            <text:p>224.864<text:s/></text:p>
          </table:table-cell>
          <table:table-cell office:value-type="float" office:value="1406245371.0899999" table:style-name="ce14">
            <text:p>1.406.245.371<text:s/></text:p>
          </table:table-cell>
          <table:table-cell office:value-type="float" office:value="383.99" table:style-name="ce14">
            <text:p>384<text:s/></text:p>
          </table:table-cell>
          <table:table-cell office:value-type="float" office:value="2833138498.0299997" table:style-name="ce15">
            <text:p>2.833.138.49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-0.79" table:style-name="ce14">
            <text:p>(1)</text:p>
          </table:table-cell>
          <table:table-cell office:value-type="float" office:value="1313.1" table:style-name="ce14">
            <text:p>1.313<text:s/></text:p>
          </table:table-cell>
          <table:table-cell office:value-type="float" office:value="-20.61" table:style-name="ce14">
            <text:p>(21)</text:p>
          </table:table-cell>
          <table:table-cell office:value-type="float" office:value="0" table:style-name="ce14">
            <text:p>-<text:s/></text:p>
          </table:table-cell>
          <table:table-cell office:value-type="float" office:value="5147.8" table:style-name="ce14">
            <text:p>5.148<text:s/></text:p>
          </table:table-cell>
          <table:table-cell office:value-type="float" office:value="-22.92" table:style-name="ce14">
            <text:p>(23)</text:p>
          </table:table-cell>
          <table:table-cell office:value-type="float" office:value="37.24" table:style-name="ce14">
            <text:p>37<text:s/></text:p>
          </table:table-cell>
          <table:table-cell office:value-type="float" office:value="-12.54" table:style-name="ce14">
            <text:p>(13)</text:p>
          </table:table-cell>
          <table:table-cell office:value-type="float" office:value="21721.88" table:style-name="ce14">
            <text:p>21.722<text:s/></text:p>
          </table:table-cell>
          <table:table-cell office:value-type="float" office:value="587.29" table:style-name="ce14">
            <text:p>587<text:s/></text:p>
          </table:table-cell>
          <table:table-cell office:value-type="float" office:value="1616.06" table:style-name="ce14">
            <text:p>1.616<text:s/></text:p>
          </table:table-cell>
          <table:table-cell office:value-type="float" office:value="-31.76" table:style-name="ce14">
            <text:p>(32)</text:p>
          </table:table-cell>
          <table:table-cell office:value-type="float" office:value="34604.57" table:style-name="ce14">
            <text:p>34.605<text:s/></text:p>
          </table:table-cell>
          <table:table-cell office:value-type="float" office:value="584655.43999999994" table:style-name="ce14">
            <text:p>584.655<text:s/></text:p>
          </table:table-cell>
          <table:table-cell office:value-type="float" office:value="-107.68" table:style-name="ce14">
            <text:p>(108)</text:p>
          </table:table-cell>
          <table:table-cell office:value-type="float" office:value="10210.94" table:style-name="ce14">
            <text:p>10.211<text:s/></text:p>
          </table:table-cell>
          <table:table-cell office:value-type="float" office:value="-52.18" table:style-name="ce14">
            <text:p>(52)</text:p>
          </table:table-cell>
          <table:table-cell office:value-type="float" office:value="2272254.08" table:style-name="ce14">
            <text:p>2.272.254<text:s/></text:p>
          </table:table-cell>
          <table:table-cell office:value-type="float" office:value="9233.99" table:style-name="ce14">
            <text:p>9.234<text:s/></text:p>
          </table:table-cell>
          <table:table-cell office:value-type="float" office:value="10.34" table:style-name="ce14">
            <text:p>10<text:s/></text:p>
          </table:table-cell>
          <table:table-cell office:value-type="float" office:value="3385.46" table:style-name="ce14">
            <text:p>3.385<text:s/></text:p>
          </table:table-cell>
          <table:table-cell office:value-type="float" office:value="-1.75" table:style-name="ce14">
            <text:p>(2)</text:p>
          </table:table-cell>
          <table:table-cell office:value-type="float" office:value="303577.94" table:style-name="ce14">
            <text:p>303.578<text:s/></text:p>
          </table:table-cell>
          <table:table-cell office:value-type="float" office:value="429713.93" table:style-name="ce14">
            <text:p>429.714<text:s/></text:p>
          </table:table-cell>
          <table:table-cell office:value-type="float" office:value="-1.25" table:style-name="ce14">
            <text:p>(1)</text:p>
          </table:table-cell>
          <table:table-cell office:value-type="float" office:value="720769.39" table:style-name="ce14">
            <text:p>720.769<text:s/></text:p>
          </table:table-cell>
          <table:table-cell office:value-type="float" office:value="-1.55" table:style-name="ce14">
            <text:p>(2)</text:p>
          </table:table-cell>
          <table:table-cell office:value-type="float" office:value="4398586.42" table:style-name="ce15">
            <text:p>4.398.5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29143.32" table:style-name="ce14">
            <text:p>229.143<text:s/></text:p>
          </table:table-cell>
          <table:table-cell office:value-type="float" office:value="1732857.42" table:style-name="ce14">
            <text:p>1.732.857<text:s/></text:p>
          </table:table-cell>
          <table:table-cell office:value-type="float" office:value="10224818.57" table:style-name="ce14">
            <text:p>10.224.819<text:s/></text:p>
          </table:table-cell>
          <table:table-cell office:value-type="float" office:value="66517.56" table:style-name="ce14">
            <text:p>66.518<text:s/></text:p>
          </table:table-cell>
          <table:table-cell office:value-type="float" office:value="129218640.20999999" table:style-name="ce14">
            <text:p>129.218.640<text:s/></text:p>
          </table:table-cell>
          <table:table-cell office:value-type="float" office:value="34873936.920000002" table:style-name="ce14">
            <text:p>34.873.937<text:s/></text:p>
          </table:table-cell>
          <table:table-cell office:value-type="float" office:value="8895287.1899999995" table:style-name="ce14">
            <text:p>8.895.287<text:s/></text:p>
          </table:table-cell>
          <table:table-cell office:value-type="float" office:value="137525839.27000001" table:style-name="ce14">
            <text:p>137.525.839<text:s/></text:p>
          </table:table-cell>
          <table:table-cell office:value-type="float" office:value="17365091.550000001" table:style-name="ce14">
            <text:p>17.365.092<text:s/></text:p>
          </table:table-cell>
          <table:table-cell office:value-type="float" office:value="4661393.2" table:style-name="ce14">
            <text:p>4.661.393<text:s/></text:p>
          </table:table-cell>
          <table:table-cell office:value-type="float" office:value="467837193.55000001" table:style-name="ce14">
            <text:p>467.837.194<text:s/></text:p>
          </table:table-cell>
          <table:table-cell office:value-type="float" office:value="7486216.4699999997" table:style-name="ce14">
            <text:p>7.486.216<text:s/></text:p>
          </table:table-cell>
          <table:table-cell office:value-type="float" office:value="5196225.63" table:style-name="ce14">
            <text:p>5.196.226<text:s/></text:p>
          </table:table-cell>
          <table:table-cell office:value-type="float" office:value="6372902.7599999998" table:style-name="ce14">
            <text:p>6.372.903<text:s/></text:p>
          </table:table-cell>
          <table:table-cell office:value-type="float" office:value="5931824.8600000003" table:style-name="ce14">
            <text:p>5.931.825<text:s/></text:p>
          </table:table-cell>
          <table:table-cell office:value-type="float" office:value="110210263.23999999" table:style-name="ce14">
            <text:p>110.210.263<text:s/></text:p>
          </table:table-cell>
          <table:table-cell office:value-type="float" office:value="2638266.2400000002" table:style-name="ce14">
            <text:p>2.638.266<text:s/></text:p>
          </table:table-cell>
          <table:table-cell office:value-type="float" office:value="225190248.81" table:style-name="ce14">
            <text:p>225.190.249<text:s/></text:p>
          </table:table-cell>
          <table:table-cell office:value-type="float" office:value="264509757.28" table:style-name="ce14">
            <text:p>264.509.757<text:s/></text:p>
          </table:table-cell>
          <table:table-cell office:value-type="float" office:value="3973983.12" table:style-name="ce14">
            <text:p>3.973.983<text:s/></text:p>
          </table:table-cell>
          <table:table-cell office:value-type="float" office:value="2099703.71" table:style-name="ce14">
            <text:p>2.099.704<text:s/></text:p>
          </table:table-cell>
          <table:table-cell office:value-type="float" office:value="60960.17" table:style-name="ce14">
            <text:p>60.960<text:s/></text:p>
          </table:table-cell>
          <table:table-cell office:value-type="float" office:value="369054259.39999998" table:style-name="ce14">
            <text:p>369.054.259<text:s/></text:p>
          </table:table-cell>
          <table:table-cell office:value-type="float" office:value="244888653.27000001" table:style-name="ce14">
            <text:p>244.888.653<text:s/></text:p>
          </table:table-cell>
          <table:table-cell office:value-type="float" office:value="4806647.04" table:style-name="ce14">
            <text:p>4.806.647<text:s/></text:p>
          </table:table-cell>
          <table:table-cell office:value-type="float" office:value="1509845418.03" table:style-name="ce14">
            <text:p>1.509.845.418<text:s/></text:p>
          </table:table-cell>
          <table:table-cell office:value-type="float" office:value="190984.7" table:style-name="ce14">
            <text:p>190.985<text:s/></text:p>
          </table:table-cell>
          <table:table-cell office:value-type="float" office:value="3575087033.4899998" table:style-name="ce15">
            <text:p>3.575.087.0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66892.179999999993" table:style-name="ce14">
            <text:p>66.89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7">
            <text:p><text:s/>-<text:s/></text:p>
          </table:table-cell>
          <table:table-cell office:value-type="float" office:value="23761.58" table:style-name="ce14">
            <text:p>23.762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17941417.94999999" table:style-name="ce14">
            <text:p>317.941.418<text:s/></text:p>
          </table:table-cell>
          <table:table-cell office:value-type="float" office:value="8550" table:style-name="ce14">
            <text:p>8.55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5567.38" table:style-name="ce14">
            <text:p>5.567<text:s/></text:p>
          </table:table-cell>
          <table:table-cell office:value-type="float" office:value="8753.2099999999991" table:style-name="ce14">
            <text:p>8.753<text:s/></text:p>
          </table:table-cell>
          <table:table-cell office:value-type="float" office:value="14852.79" table:style-name="ce14">
            <text:p>14.85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0036032.86000001" table:style-name="ce14">
            <text:p>150.036.033<text:s/></text:p>
          </table:table-cell>
          <table:table-cell office:value-type="float" office:value="1752.9" table:style-name="ce14">
            <text:p>1.753<text:s/></text:p>
          </table:table-cell>
          <table:table-cell office:value-type="float" office:value="185854.54" table:style-name="ce14">
            <text:p>185.855<text:s/></text:p>
          </table:table-cell>
          <table:table-cell office:value-type="float" office:value="9699.83" table:style-name="ce14">
            <text:p>9.70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8303135.21999997" table:style-name="ce15">
            <text:p>468.303.13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202353.1" table:style-name="ce14">
            <text:p>202.353<text:s/></text:p>
          </table:table-cell>
          <table:table-cell office:value-type="float" office:value="426412.63" table:style-name="ce14">
            <text:p>426.413<text:s/></text:p>
          </table:table-cell>
          <table:table-cell office:value-type="float" office:value="2645915.62" table:style-name="ce14">
            <text:p>2.645.91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202913.27" table:style-name="ce14">
            <text:p>14.202.913<text:s/></text:p>
          </table:table-cell>
          <table:table-cell office:value-type="float" office:value="11500096.83" table:style-name="ce14">
            <text:p>11.500.097<text:s/></text:p>
          </table:table-cell>
          <table:table-cell office:value-type="float" office:value="1620226.53" table:style-name="ce14">
            <text:p>1.620.227<text:s/></text:p>
          </table:table-cell>
          <table:table-cell office:value-type="float" office:value="2855352.05" table:style-name="ce14">
            <text:p>2.855.352<text:s/></text:p>
          </table:table-cell>
          <table:table-cell office:value-type="float" office:value="5513243.7000000002" table:style-name="ce14">
            <text:p>5.513.244<text:s/></text:p>
          </table:table-cell>
          <table:table-cell office:value-type="float" office:value="3947382.36" table:style-name="ce14">
            <text:p>3.947.382<text:s/></text:p>
          </table:table-cell>
          <table:table-cell office:value-type="float" office:value="19340174.280000001" table:style-name="ce14">
            <text:p>19.340.174<text:s/></text:p>
          </table:table-cell>
          <table:table-cell office:value-type="float" office:value="594912.41" table:style-name="ce14">
            <text:p>594.912<text:s/></text:p>
          </table:table-cell>
          <table:table-cell office:value-type="float" office:value="2540542.0699999998" table:style-name="ce14">
            <text:p>2.540.542<text:s/></text:p>
          </table:table-cell>
          <table:table-cell office:value-type="float" office:value="1863604.56" table:style-name="ce14">
            <text:p>1.863.605<text:s/></text:p>
          </table:table-cell>
          <table:table-cell office:value-type="float" office:value="1994767.78" table:style-name="ce14">
            <text:p>1.994.768<text:s/></text:p>
          </table:table-cell>
          <table:table-cell office:value-type="float" office:value="13596264.390000001" table:style-name="ce14">
            <text:p>13.596.264<text:s/></text:p>
          </table:table-cell>
          <table:table-cell office:value-type="float" office:value="897872.54" table:style-name="ce14">
            <text:p>897.873<text:s/></text:p>
          </table:table-cell>
          <table:table-cell office:value-type="float" office:value="7225944.3300000001" table:style-name="ce14">
            <text:p>7.225.944<text:s/></text:p>
          </table:table-cell>
          <table:table-cell office:value-type="float" office:value="28286386.27" table:style-name="ce14">
            <text:p>28.286.386<text:s/></text:p>
          </table:table-cell>
          <table:table-cell office:value-type="float" office:value="618662.23" table:style-name="ce14">
            <text:p>618.662<text:s/></text:p>
          </table:table-cell>
          <table:table-cell office:value-type="float" office:value="260351.15" table:style-name="ce14">
            <text:p>260.351<text:s/></text:p>
          </table:table-cell>
          <table:table-cell office:value-type="float" office:value="13036.72" table:style-name="ce14">
            <text:p>13.037<text:s/></text:p>
          </table:table-cell>
          <table:table-cell office:value-type="float" office:value="11158568.689999999" table:style-name="ce14">
            <text:p>11.158.569<text:s/></text:p>
          </table:table-cell>
          <table:table-cell office:value-type="float" office:value="5888560.2199999997" table:style-name="ce14">
            <text:p>5.888.560<text:s/></text:p>
          </table:table-cell>
          <table:table-cell office:value-type="float" office:value="1149632.99" table:style-name="ce14">
            <text:p>1.149.633<text:s/></text:p>
          </table:table-cell>
          <table:table-cell office:value-type="float" office:value="59097958.82" table:style-name="ce14">
            <text:p>59.097.95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7441135.54000002" table:style-name="ce15">
            <text:p>197.441.1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3239.55" table:style-name="ce14">
            <text:p>13.240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2255.64" table:style-name="ce14">
            <text:p>22.25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5239.360000000001" table:style-name="ce14">
            <text:p>25.239<text:s/></text:p>
          </table:table-cell>
          <table:table-cell office:value-type="float" office:value="8379.35" table:style-name="ce14">
            <text:p>8.379<text:s/></text:p>
          </table:table-cell>
          <table:table-cell office:value-type="float" office:value="8842.73" table:style-name="ce14">
            <text:p>8.843<text:s/></text:p>
          </table:table-cell>
          <table:table-cell office:value-type="float" office:value="4987844.51" table:style-name="ce14">
            <text:p>4.987.845<text:s/></text:p>
          </table:table-cell>
          <table:table-cell office:value-type="float" office:value="5943.5" table:style-name="ce14">
            <text:p>5.944<text:s/></text:p>
          </table:table-cell>
          <table:table-cell office:value-type="float" office:value="255.88" table:style-name="ce14">
            <text:p>256<text:s/></text:p>
          </table:table-cell>
          <table:table-cell office:value-type="float" office:value="14967.17" table:style-name="ce14">
            <text:p>14.96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73767.67" table:style-name="ce14">
            <text:p>2.073.76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9280941.280000001" table:style-name="ce14">
            <text:p>19.280.941<text:s/></text:p>
          </table:table-cell>
          <table:table-cell office:value-type="float" office:value="26817984.199999999" table:style-name="ce14">
            <text:p>26.817.98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258.36" table:style-name="ce14">
            <text:p>15.258<text:s/></text:p>
          </table:table-cell>
          <table:table-cell office:value-type="float" office:value="6949.5" table:style-name="ce14">
            <text:p>6.950<text:s/></text:p>
          </table:table-cell>
          <table:table-cell office:value-type="float" office:value="17242787.57" table:style-name="ce14">
            <text:p>17.242.788<text:s/></text:p>
          </table:table-cell>
          <table:table-cell office:value-type="float" office:value="1933983.27" table:style-name="ce14">
            <text:p>1.933.98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80604403.730000004" table:style-name="ce14">
            <text:p>80.604.40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3063043.27000001" table:style-name="ce15">
            <text:p>153.063.04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38809.24" table:style-name="ce14">
            <text:p>4.938.80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140432.490000002" table:style-name="ce14">
            <text:p>49.140.432<text:s/></text:p>
          </table:table-cell>
          <table:table-cell office:value-type="float" office:value="13781241.810000001" table:style-name="ce14">
            <text:p>13.781.242<text:s/></text:p>
          </table:table-cell>
          <table:table-cell office:value-type="float" office:value="1637723.09" table:style-name="ce14">
            <text:p>1.637.723<text:s/></text:p>
          </table:table-cell>
          <table:table-cell office:value-type="float" office:value="102716226.22" table:style-name="ce14">
            <text:p>102.716.226<text:s/></text:p>
          </table:table-cell>
          <table:table-cell office:value-type="float" office:value="3930303.28" table:style-name="ce14">
            <text:p>3.930.303<text:s/></text:p>
          </table:table-cell>
          <table:table-cell office:value-type="float" office:value="209881.55" table:style-name="ce14">
            <text:p>209.882<text:s/></text:p>
          </table:table-cell>
          <table:table-cell office:value-type="float" office:value="44294773.890000001" table:style-name="ce14">
            <text:p>44.294.774<text:s/></text:p>
          </table:table-cell>
          <table:table-cell office:value-type="float" office:value="65766.58" table:style-name="ce14">
            <text:p>65.767<text:s/></text:p>
          </table:table-cell>
          <table:table-cell office:value-type="float" office:value="190707.47" table:style-name="ce14">
            <text:p>190.707<text:s/></text:p>
          </table:table-cell>
          <table:table-cell office:value-type="float" office:value="1038471.96" table:style-name="ce14">
            <text:p>1.038.472<text:s/></text:p>
          </table:table-cell>
          <table:table-cell office:value-type="float" office:value="1525097.65" table:style-name="ce14">
            <text:p>1.525.098<text:s/></text:p>
          </table:table-cell>
          <table:table-cell office:value-type="float" office:value="58370597.520000003" table:style-name="ce14">
            <text:p>58.370.598<text:s/></text:p>
          </table:table-cell>
          <table:table-cell office:value-type="float" office:value="21687.99" table:style-name="ce14">
            <text:p>21.688<text:s/></text:p>
          </table:table-cell>
          <table:table-cell office:value-type="float" office:value="101552855.5" table:style-name="ce14">
            <text:p>101.552.856<text:s/></text:p>
          </table:table-cell>
          <table:table-cell office:value-type="float" office:value="106901324.86" table:style-name="ce14">
            <text:p>106.901.325<text:s/></text:p>
          </table:table-cell>
          <table:table-cell office:value-type="float" office:value="206697.49" table:style-name="ce14">
            <text:p>206.69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0388.21" table:style-name="ce14">
            <text:p>20.388<text:s/></text:p>
          </table:table-cell>
          <table:table-cell office:value-type="float" office:value="102018249.20999999" table:style-name="ce14">
            <text:p>102.018.249<text:s/></text:p>
          </table:table-cell>
          <table:table-cell office:value-type="float" office:value="130534205.45999999" table:style-name="ce14">
            <text:p>130.534.205<text:s/></text:p>
          </table:table-cell>
          <table:table-cell office:value-type="float" office:value="4201.28" table:style-name="ce14">
            <text:p>4.201<text:s/></text:p>
          </table:table-cell>
          <table:table-cell office:value-type="float" office:value="550540746.84000003" table:style-name="ce14">
            <text:p>550.540.747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73640389.5900002" table:style-name="ce15">
            <text:p>1.273.640.39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8">
            <text:p><text:s text:c="2"/>IPI - OUTROS</text:p>
          </table:table-cell>
          <table:table-cell office:value-type="float" office:value="13550.67" table:style-name="ce14">
            <text:p>13.551<text:s/></text:p>
          </table:table-cell>
          <table:table-cell office:value-type="float" office:value="1306444.79" table:style-name="ce14">
            <text:p>1.306.445<text:s/></text:p>
          </table:table-cell>
          <table:table-cell office:value-type="float" office:value="2617838.0699999998" table:style-name="ce14">
            <text:p>2.617.838<text:s/></text:p>
          </table:table-cell>
          <table:table-cell office:value-type="float" office:value="66517.56" table:style-name="ce14">
            <text:p>66.518<text:s/></text:p>
          </table:table-cell>
          <table:table-cell office:value-type="float" office:value="65783162.910000004" table:style-name="ce14">
            <text:p>65.783.163<text:s/></text:p>
          </table:table-cell>
          <table:table-cell office:value-type="float" office:value="9584218.9299999997" table:style-name="ce14">
            <text:p>9.584.219<text:s/></text:p>
          </table:table-cell>
          <table:table-cell office:value-type="float" office:value="5628494.8399999999" table:style-name="ce14">
            <text:p>5.628.495<text:s/></text:p>
          </table:table-cell>
          <table:table-cell office:value-type="float" office:value="26966416.489999998" table:style-name="ce14">
            <text:p>26.966.416<text:s/></text:p>
          </table:table-cell>
          <table:table-cell office:value-type="float" office:value="7891839.4900000002" table:style-name="ce14">
            <text:p>7.891.839<text:s/></text:p>
          </table:table-cell>
          <table:table-cell office:value-type="float" office:value="503873.41000000003" table:style-name="ce14">
            <text:p>503.873<text:s/></text:p>
          </table:table-cell>
          <table:table-cell office:value-type="float" office:value="86245860.25999999" table:style-name="ce14">
            <text:p>86.245.860<text:s/></text:p>
          </table:table-cell>
          <table:table-cell office:value-type="float" office:value="6816987.4800000004" table:style-name="ce14">
            <text:p>6.816.987<text:s/></text:p>
          </table:table-cell>
          <table:table-cell office:value-type="float" office:value="2464976.0900000003" table:style-name="ce14">
            <text:p>2.464.976<text:s/></text:p>
          </table:table-cell>
          <table:table-cell office:value-type="float" office:value="3470826.24" table:style-name="ce14">
            <text:p>3.470.826<text:s/></text:p>
          </table:table-cell>
          <table:table-cell office:value-type="float" office:value="2411959.4299999997" table:style-name="ce14">
            <text:p>2.411.959<text:s/></text:p>
          </table:table-cell>
          <table:table-cell office:value-type="float" office:value="36169633.659999996" table:style-name="ce14">
            <text:p>36.169.634<text:s/></text:p>
          </table:table-cell>
          <table:table-cell office:value-type="float" office:value="1718705.71" table:style-name="ce14">
            <text:p>1.718.706<text:s/></text:p>
          </table:table-cell>
          <table:table-cell office:value-type="float" office:value="97124940.320000008" table:style-name="ce14">
            <text:p>97.124.940<text:s/></text:p>
          </table:table-cell>
          <table:table-cell office:value-type="float" office:value="102495308.74000001" table:style-name="ce14">
            <text:p>102.495.309<text:s/></text:p>
          </table:table-cell>
          <table:table-cell office:value-type="float" office:value="3133770.61" table:style-name="ce14">
            <text:p>3.133.771<text:s/></text:p>
          </table:table-cell>
          <table:table-cell office:value-type="float" office:value="1824094.2000000002" table:style-name="ce14">
            <text:p>1.824.094<text:s/></text:p>
          </table:table-cell>
          <table:table-cell office:value-type="float" office:value="20585.740000000002" table:style-name="ce14">
            <text:p>20.586<text:s/></text:p>
          </table:table-cell>
          <table:table-cell office:value-type="float" office:value="88598621.069999993" table:style-name="ce14">
            <text:p>88.598.621<text:s/></text:p>
          </table:table-cell>
          <table:table-cell office:value-type="float" office:value="106530151.42" table:style-name="ce14">
            <text:p>106.530.151<text:s/></text:p>
          </table:table-cell>
          <table:table-cell office:value-type="float" office:value="3466958.2299999995" table:style-name="ce14">
            <text:p>3.466.958<text:s/></text:p>
          </table:table-cell>
          <table:table-cell office:value-type="float" office:value="819592608.81000006" table:style-name="ce14">
            <text:p>819.592.609<text:s/></text:p>
          </table:table-cell>
          <table:table-cell office:value-type="float" office:value="190984.7" table:style-name="ce14">
            <text:p>190.985<text:s/></text:p>
          </table:table-cell>
          <table:table-cell office:value-type="float" office:value="1482639329.8700001" table:style-name="ce15">
            <text:p>1.482.639.33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13706895.939999999" table:style-name="ce14">
            <text:p>13.706.896<text:s/></text:p>
          </table:table-cell>
          <table:table-cell office:value-type="float" office:value="48421202.759999998" table:style-name="ce14">
            <text:p>48.421.203<text:s/></text:p>
          </table:table-cell>
          <table:table-cell office:value-type="float" office:value="285066139.31999999" table:style-name="ce14">
            <text:p>285.066.139<text:s/></text:p>
          </table:table-cell>
          <table:table-cell office:value-type="float" office:value="9584962.3399999999" table:style-name="ce14">
            <text:p>9.584.962<text:s/></text:p>
          </table:table-cell>
          <table:table-cell office:value-type="float" office:value="286146832.49000001" table:style-name="ce14">
            <text:p>286.146.832<text:s/></text:p>
          </table:table-cell>
          <table:table-cell office:value-type="float" office:value="254958030.66999999" table:style-name="ce14">
            <text:p>254.958.031<text:s/></text:p>
          </table:table-cell>
          <table:table-cell office:value-type="float" office:value="3371812512.0599999" table:style-name="ce14">
            <text:p>3.371.812.512<text:s/></text:p>
          </table:table-cell>
          <table:table-cell office:value-type="float" office:value="235382875.13" table:style-name="ce14">
            <text:p>235.382.875<text:s/></text:p>
          </table:table-cell>
          <table:table-cell office:value-type="float" office:value="242227018.46000001" table:style-name="ce14">
            <text:p>242.227.018<text:s/></text:p>
          </table:table-cell>
          <table:table-cell office:value-type="float" office:value="62228365.630000003" table:style-name="ce14">
            <text:p>62.228.366<text:s/></text:p>
          </table:table-cell>
          <table:table-cell office:value-type="float" office:value="921046288.42999995" table:style-name="ce14">
            <text:p>921.046.288<text:s/></text:p>
          </table:table-cell>
          <table:table-cell office:value-type="float" office:value="95717376.219999999" table:style-name="ce14">
            <text:p>95.717.376<text:s/></text:p>
          </table:table-cell>
          <table:table-cell office:value-type="float" office:value="134308454.62" table:style-name="ce14">
            <text:p>134.308.455<text:s/></text:p>
          </table:table-cell>
          <table:table-cell office:value-type="float" office:value="217875209.19999999" table:style-name="ce14">
            <text:p>217.875.209<text:s/></text:p>
          </table:table-cell>
          <table:table-cell office:value-type="float" office:value="71194445.620000005" table:style-name="ce14">
            <text:p>71.194.446<text:s/></text:p>
          </table:table-cell>
          <table:table-cell office:value-type="float" office:value="240487433.91999999" table:style-name="ce14">
            <text:p>240.487.434<text:s/></text:p>
          </table:table-cell>
          <table:table-cell office:value-type="float" office:value="45250440.490000002" table:style-name="ce14">
            <text:p>45.250.440<text:s/></text:p>
          </table:table-cell>
          <table:table-cell office:value-type="float" office:value="1158918835.45" table:style-name="ce14">
            <text:p>1.158.918.835<text:s/></text:p>
          </table:table-cell>
          <table:table-cell office:value-type="float" office:value="3943624995.8200002" table:style-name="ce14">
            <text:p>3.943.624.996<text:s/></text:p>
          </table:table-cell>
          <table:table-cell office:value-type="float" office:value="72255794.849999994" table:style-name="ce14">
            <text:p>72.255.795<text:s/></text:p>
          </table:table-cell>
          <table:table-cell office:value-type="float" office:value="47594865.380000003" table:style-name="ce14">
            <text:p>47.594.865<text:s/></text:p>
          </table:table-cell>
          <table:table-cell office:value-type="float" office:value="12346602.9" table:style-name="ce14">
            <text:p>12.346.603<text:s/></text:p>
          </table:table-cell>
          <table:table-cell office:value-type="float" office:value="762362435.66999996" table:style-name="ce14">
            <text:p>762.362.436<text:s/></text:p>
          </table:table-cell>
          <table:table-cell office:value-type="float" office:value="439957774.36000001" table:style-name="ce14">
            <text:p>439.957.774<text:s/></text:p>
          </table:table-cell>
          <table:table-cell office:value-type="float" office:value="47554467.969999999" table:style-name="ce14">
            <text:p>47.554.468<text:s/></text:p>
          </table:table-cell>
          <table:table-cell office:value-type="float" office:value="11889507106.42" table:style-name="ce14">
            <text:p>11.889.507.106<text:s/></text:p>
          </table:table-cell>
          <table:table-cell office:value-type="float" office:value="21221829" table:style-name="ce14">
            <text:p>21.221.829<text:s/></text:p>
          </table:table-cell>
          <table:table-cell office:value-type="float" office:value="24930759191.119999" table:style-name="ce15">
            <text:p>24.930.759.19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1500223.64" table:style-name="ce14">
            <text:p>1.500.224<text:s/></text:p>
          </table:table-cell>
          <table:table-cell office:value-type="float" office:value="5420696.7000000002" table:style-name="ce14">
            <text:p>5.420.697<text:s/></text:p>
          </table:table-cell>
          <table:table-cell office:value-type="float" office:value="8364301.2400000002" table:style-name="ce14">
            <text:p>8.364.301<text:s/></text:p>
          </table:table-cell>
          <table:table-cell office:value-type="float" office:value="1907723.62" table:style-name="ce14">
            <text:p>1.907.724<text:s/></text:p>
          </table:table-cell>
          <table:table-cell office:value-type="float" office:value="22396533.52" table:style-name="ce14">
            <text:p>22.396.534<text:s/></text:p>
          </table:table-cell>
          <table:table-cell office:value-type="float" office:value="17680169" table:style-name="ce14">
            <text:p>17.680.169<text:s/></text:p>
          </table:table-cell>
          <table:table-cell office:value-type="float" office:value="31537137.75" table:style-name="ce14">
            <text:p>31.537.138<text:s/></text:p>
          </table:table-cell>
          <table:table-cell office:value-type="float" office:value="13287449.710000001" table:style-name="ce14">
            <text:p>13.287.450<text:s/></text:p>
          </table:table-cell>
          <table:table-cell office:value-type="float" office:value="17648529.370000001" table:style-name="ce14">
            <text:p>17.648.529<text:s/></text:p>
          </table:table-cell>
          <table:table-cell office:value-type="float" office:value="9039734.0999999996" table:style-name="ce14">
            <text:p>9.039.734<text:s/></text:p>
          </table:table-cell>
          <table:table-cell office:value-type="float" office:value="76824266.920000002" table:style-name="ce14">
            <text:p>76.824.267<text:s/></text:p>
          </table:table-cell>
          <table:table-cell office:value-type="float" office:value="12190683.24" table:style-name="ce14">
            <text:p>12.190.683<text:s/></text:p>
          </table:table-cell>
          <table:table-cell office:value-type="float" office:value="9215686.2799999993" table:style-name="ce14">
            <text:p>9.215.686<text:s/></text:p>
          </table:table-cell>
          <table:table-cell office:value-type="float" office:value="11924816.800000001" table:style-name="ce14">
            <text:p>11.924.817<text:s/></text:p>
          </table:table-cell>
          <table:table-cell office:value-type="float" office:value="9309015.4700000007" table:style-name="ce14">
            <text:p>9.309.015<text:s/></text:p>
          </table:table-cell>
          <table:table-cell office:value-type="float" office:value="21081555.600000001" table:style-name="ce14">
            <text:p>21.081.556<text:s/></text:p>
          </table:table-cell>
          <table:table-cell office:value-type="float" office:value="5241601" table:style-name="ce14">
            <text:p>5.241.601<text:s/></text:p>
          </table:table-cell>
          <table:table-cell office:value-type="float" office:value="50456103.850000001" table:style-name="ce14">
            <text:p>50.456.104<text:s/></text:p>
          </table:table-cell>
          <table:table-cell office:value-type="float" office:value="205271321.99000001" table:style-name="ce14">
            <text:p>205.271.322<text:s/></text:p>
          </table:table-cell>
          <table:table-cell office:value-type="float" office:value="7603142.2999999998" table:style-name="ce14">
            <text:p>7.603.142<text:s/></text:p>
          </table:table-cell>
          <table:table-cell office:value-type="float" office:value="4087708.74" table:style-name="ce14">
            <text:p>4.087.709<text:s/></text:p>
          </table:table-cell>
          <table:table-cell office:value-type="float" office:value="1447438.83" table:style-name="ce14">
            <text:p>1.447.439<text:s/></text:p>
          </table:table-cell>
          <table:table-cell office:value-type="float" office:value="64584330.460000001" table:style-name="ce14">
            <text:p>64.584.330<text:s/></text:p>
          </table:table-cell>
          <table:table-cell office:value-type="float" office:value="35690090.649999999" table:style-name="ce14">
            <text:p>35.690.091<text:s/></text:p>
          </table:table-cell>
          <table:table-cell office:value-type="float" office:value="5779521.5099999998" table:style-name="ce14">
            <text:p>5.779.522<text:s/></text:p>
          </table:table-cell>
          <table:table-cell office:value-type="float" office:value="395649394.88999999" table:style-name="ce14">
            <text:p>395.649.395<text:s/></text:p>
          </table:table-cell>
          <table:table-cell office:value-type="float" office:value="3047810.32" table:style-name="ce14">
            <text:p>3.047.810<text:s/></text:p>
          </table:table-cell>
          <table:table-cell office:value-type="float" office:value="1048186987.5000001" table:style-name="ce15">
            <text:p>1.048.186.98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5397352.7800000003" table:style-name="ce14">
            <text:p>5.397.353<text:s/></text:p>
          </table:table-cell>
          <table:table-cell office:value-type="float" office:value="17580907.32" table:style-name="ce14">
            <text:p>17.580.907<text:s/></text:p>
          </table:table-cell>
          <table:table-cell office:value-type="float" office:value="192369317.16999999" table:style-name="ce14">
            <text:p>192.369.317<text:s/></text:p>
          </table:table-cell>
          <table:table-cell office:value-type="float" office:value="3861292.27" table:style-name="ce14">
            <text:p>3.861.292<text:s/></text:p>
          </table:table-cell>
          <table:table-cell office:value-type="float" office:value="119550533.62" table:style-name="ce14">
            <text:p>119.550.534<text:s/></text:p>
          </table:table-cell>
          <table:table-cell office:value-type="float" office:value="107975087.87" table:style-name="ce14">
            <text:p>107.975.088<text:s/></text:p>
          </table:table-cell>
          <table:table-cell office:value-type="float" office:value="630444454.56999993" table:style-name="ce14">
            <text:p>630.444.455<text:s/></text:p>
          </table:table-cell>
          <table:table-cell office:value-type="float" office:value="130140513.37" table:style-name="ce14">
            <text:p>130.140.513<text:s/></text:p>
          </table:table-cell>
          <table:table-cell office:value-type="float" office:value="128903760.04000001" table:style-name="ce14">
            <text:p>128.903.760<text:s/></text:p>
          </table:table-cell>
          <table:table-cell office:value-type="float" office:value="27769002.170000002" table:style-name="ce14">
            <text:p>27.769.002<text:s/></text:p>
          </table:table-cell>
          <table:table-cell office:value-type="float" office:value="371156232.01999998" table:style-name="ce14">
            <text:p>371.156.232<text:s/></text:p>
          </table:table-cell>
          <table:table-cell office:value-type="float" office:value="48706567.229999997" table:style-name="ce14">
            <text:p>48.706.567<text:s/></text:p>
          </table:table-cell>
          <table:table-cell office:value-type="float" office:value="68985374.810000002" table:style-name="ce14">
            <text:p>68.985.375<text:s/></text:p>
          </table:table-cell>
          <table:table-cell office:value-type="float" office:value="140575522.40000001" table:style-name="ce14">
            <text:p>140.575.522<text:s/></text:p>
          </table:table-cell>
          <table:table-cell office:value-type="float" office:value="20750838.68" table:style-name="ce14">
            <text:p>20.750.839<text:s/></text:p>
          </table:table-cell>
          <table:table-cell office:value-type="float" office:value="94509665.659999996" table:style-name="ce14">
            <text:p>94.509.666<text:s/></text:p>
          </table:table-cell>
          <table:table-cell office:value-type="float" office:value="19592250.440000001" table:style-name="ce14">
            <text:p>19.592.250<text:s/></text:p>
          </table:table-cell>
          <table:table-cell office:value-type="float" office:value="584355176.42999995" table:style-name="ce14">
            <text:p>584.355.176<text:s/></text:p>
          </table:table-cell>
          <table:table-cell office:value-type="float" office:value="1689327245.1400001" table:style-name="ce14">
            <text:p>1.689.327.245<text:s/></text:p>
          </table:table-cell>
          <table:table-cell office:value-type="float" office:value="27891577.800000001" table:style-name="ce14">
            <text:p>27.891.578<text:s/></text:p>
          </table:table-cell>
          <table:table-cell office:value-type="float" office:value="25144984.84" table:style-name="ce14">
            <text:p>25.144.985<text:s/></text:p>
          </table:table-cell>
          <table:table-cell office:value-type="float" office:value="4846143.4400000004" table:style-name="ce14">
            <text:p>4.846.143<text:s/></text:p>
          </table:table-cell>
          <table:table-cell office:value-type="float" office:value="288928513.82999998" table:style-name="ce14">
            <text:p>288.928.514<text:s/></text:p>
          </table:table-cell>
          <table:table-cell office:value-type="float" office:value="214273993.30000001" table:style-name="ce14">
            <text:p>214.273.993<text:s/></text:p>
          </table:table-cell>
          <table:table-cell office:value-type="float" office:value="17116043.190000001" table:style-name="ce14">
            <text:p>17.116.043<text:s/></text:p>
          </table:table-cell>
          <table:table-cell office:value-type="float" office:value="4519467060.3800001" table:style-name="ce14">
            <text:p>4.519.467.060<text:s/></text:p>
          </table:table-cell>
          <table:table-cell office:value-type="float" office:value="9587515.0500000007" table:style-name="ce14">
            <text:p>9.587.515<text:s/></text:p>
          </table:table-cell>
          <table:table-cell office:value-type="float" office:value="9509206925.8199997" table:style-name="ce15">
            <text:p>9.509.206.92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26588.799999999999" table:style-name="ce14">
            <text:p>26.589<text:s/></text:p>
          </table:table-cell>
          <table:table-cell office:value-type="float" office:value="238472.67" table:style-name="ce14">
            <text:p>238.473<text:s/></text:p>
          </table:table-cell>
          <table:table-cell office:value-type="float" office:value="401.24" table:style-name="ce14">
            <text:p>401<text:s/></text:p>
          </table:table-cell>
          <table:table-cell office:value-type="float" office:value="1434679.87" table:style-name="ce14">
            <text:p>1.434.680<text:s/></text:p>
          </table:table-cell>
          <table:table-cell office:value-type="float" office:value="22854753.02" table:style-name="ce14">
            <text:p>22.854.753<text:s/></text:p>
          </table:table-cell>
          <table:table-cell office:value-type="float" office:value="282914379.39999998" table:style-name="ce14">
            <text:p>282.914.379<text:s/></text:p>
          </table:table-cell>
          <table:table-cell office:value-type="float" office:value="5773627.4299999997" table:style-name="ce14">
            <text:p>5.773.627<text:s/></text:p>
          </table:table-cell>
          <table:table-cell office:value-type="float" office:value="201133.43" table:style-name="ce14">
            <text:p>201.13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458455.98" table:style-name="ce14">
            <text:p>11.458.456<text:s/></text:p>
          </table:table-cell>
          <table:table-cell office:value-type="float" office:value="52220.13" table:style-name="ce14">
            <text:p>52.220<text:s/></text:p>
          </table:table-cell>
          <table:table-cell office:value-type="float" office:value="93553.15" table:style-name="ce14">
            <text:p>93.553<text:s/></text:p>
          </table:table-cell>
          <table:table-cell office:value-type="float" office:value="93067510.549999997" table:style-name="ce14">
            <text:p>93.067.511<text:s/></text:p>
          </table:table-cell>
          <table:table-cell office:value-type="float" office:value="819.78" table:style-name="ce14">
            <text:p>820<text:s/></text:p>
          </table:table-cell>
          <table:table-cell office:value-type="float" office:value="7348410.8899999997" table:style-name="ce14">
            <text:p>7.348.41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41730481" table:style-name="ce14">
            <text:p>141.730.481<text:s/></text:p>
          </table:table-cell>
          <table:table-cell office:value-type="float" office:value="653411995.95000005" table:style-name="ce14">
            <text:p>653.411.996<text:s/></text:p>
          </table:table-cell>
          <table:table-cell office:value-type="float" office:value="63927.83" table:style-name="ce14">
            <text:p>63.928<text:s/></text:p>
          </table:table-cell>
          <table:table-cell office:value-type="float" office:value="238.73" table:style-name="ce14">
            <text:p>23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6586563.289999999" table:style-name="ce14">
            <text:p>36.586.563<text:s/></text:p>
          </table:table-cell>
          <table:table-cell office:value-type="float" office:value="1257491.49" table:style-name="ce14">
            <text:p>1.257.491<text:s/></text:p>
          </table:table-cell>
          <table:table-cell office:value-type="float" office:value="1950398.45" table:style-name="ce14">
            <text:p>1.950.398<text:s/></text:p>
          </table:table-cell>
          <table:table-cell office:value-type="float" office:value="1597809083.0999999" table:style-name="ce14">
            <text:p>1.597.809.083<text:s/></text:p>
          </table:table-cell>
          <table:table-cell office:value-type="float" office:value="4110.2299999999996" table:style-name="ce14">
            <text:p>4.110<text:s/></text:p>
          </table:table-cell>
          <table:table-cell office:value-type="float" office:value="2858279296.4099998" table:style-name="ce15">
            <text:p>2.858.279.2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5397352.7800000003" table:style-name="ce14">
            <text:p>5.397.353<text:s/></text:p>
          </table:table-cell>
          <table:table-cell office:value-type="float" office:value="17554318.52" table:style-name="ce14">
            <text:p>17.554.319<text:s/></text:p>
          </table:table-cell>
          <table:table-cell office:value-type="float" office:value="192130844.5" table:style-name="ce14">
            <text:p>192.130.845<text:s/></text:p>
          </table:table-cell>
          <table:table-cell office:value-type="float" office:value="3860891.0299999993" table:style-name="ce14">
            <text:p>3.860.891<text:s/></text:p>
          </table:table-cell>
          <table:table-cell office:value-type="float" office:value="118115853.75" table:style-name="ce14">
            <text:p>118.115.854<text:s/></text:p>
          </table:table-cell>
          <table:table-cell office:value-type="float" office:value="85120334.849999994" table:style-name="ce14">
            <text:p>85.120.335<text:s/></text:p>
          </table:table-cell>
          <table:table-cell office:value-type="float" office:value="347530075.16999996" table:style-name="ce14">
            <text:p>347.530.075<text:s/></text:p>
          </table:table-cell>
          <table:table-cell office:value-type="float" office:value="124366885.94" table:style-name="ce14">
            <text:p>124.366.886<text:s/></text:p>
          </table:table-cell>
          <table:table-cell office:value-type="float" office:value="128702626.60999998" table:style-name="ce14">
            <text:p>128.702.627<text:s/></text:p>
          </table:table-cell>
          <table:table-cell office:value-type="float" office:value="27769002.169999998" table:style-name="ce14">
            <text:p>27.769.002<text:s/></text:p>
          </table:table-cell>
          <table:table-cell office:value-type="float" office:value="359697776.04000002" table:style-name="ce14">
            <text:p>359.697.776<text:s/></text:p>
          </table:table-cell>
          <table:table-cell office:value-type="float" office:value="48654347.100000001" table:style-name="ce14">
            <text:p>48.654.347<text:s/></text:p>
          </table:table-cell>
          <table:table-cell office:value-type="float" office:value="68891821.659999996" table:style-name="ce14">
            <text:p>68.891.822<text:s/></text:p>
          </table:table-cell>
          <table:table-cell office:value-type="float" office:value="47508011.849999994" table:style-name="ce14">
            <text:p>47.508.012<text:s/></text:p>
          </table:table-cell>
          <table:table-cell office:value-type="float" office:value="20750018.899999999" table:style-name="ce14">
            <text:p>20.750.019<text:s/></text:p>
          </table:table-cell>
          <table:table-cell office:value-type="float" office:value="87161254.769999996" table:style-name="ce14">
            <text:p>87.161.255<text:s/></text:p>
          </table:table-cell>
          <table:table-cell office:value-type="float" office:value="19592250.439999998" table:style-name="ce14">
            <text:p>19.592.250<text:s/></text:p>
          </table:table-cell>
          <table:table-cell office:value-type="float" office:value="442624695.43000007" table:style-name="ce14">
            <text:p>442.624.695<text:s/></text:p>
          </table:table-cell>
          <table:table-cell office:value-type="float" office:value="1035915249.1900002" table:style-name="ce14">
            <text:p>1.035.915.249<text:s/></text:p>
          </table:table-cell>
          <table:table-cell office:value-type="float" office:value="27827649.969999999" table:style-name="ce14">
            <text:p>27.827.650<text:s/></text:p>
          </table:table-cell>
          <table:table-cell office:value-type="float" office:value="25144746.109999999" table:style-name="ce14">
            <text:p>25.144.746<text:s/></text:p>
          </table:table-cell>
          <table:table-cell office:value-type="float" office:value="4846143.4399999995" table:style-name="ce14">
            <text:p>4.846.143<text:s/></text:p>
          </table:table-cell>
          <table:table-cell office:value-type="float" office:value="252341950.53999999" table:style-name="ce14">
            <text:p>252.341.951<text:s/></text:p>
          </table:table-cell>
          <table:table-cell office:value-type="float" office:value="213016501.81" table:style-name="ce14">
            <text:p>213.016.502<text:s/></text:p>
          </table:table-cell>
          <table:table-cell office:value-type="float" office:value="15165644.74" table:style-name="ce14">
            <text:p>15.165.645<text:s/></text:p>
          </table:table-cell>
          <table:table-cell office:value-type="float" office:value="2921657977.2800002" table:style-name="ce14">
            <text:p>2.921.657.977<text:s/></text:p>
          </table:table-cell>
          <table:table-cell office:value-type="float" office:value="9583404.8200000003" table:style-name="ce14">
            <text:p>9.583.405<text:s/></text:p>
          </table:table-cell>
          <table:table-cell office:value-type="float" office:value="6650927629.4099998" table:style-name="ce15">
            <text:p>6.650.927.6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6809319.5199999996" table:style-name="ce14">
            <text:p>6.809.320<text:s/></text:p>
          </table:table-cell>
          <table:table-cell office:value-type="float" office:value="25419598.739999998" table:style-name="ce14">
            <text:p>25.419.599<text:s/></text:p>
          </table:table-cell>
          <table:table-cell office:value-type="float" office:value="84332520.909999996" table:style-name="ce14">
            <text:p>84.332.521<text:s/></text:p>
          </table:table-cell>
          <table:table-cell office:value-type="float" office:value="3815946.45" table:style-name="ce14">
            <text:p>3.815.946<text:s/></text:p>
          </table:table-cell>
          <table:table-cell office:value-type="float" office:value="144199765.34999999" table:style-name="ce14">
            <text:p>144.199.765<text:s/></text:p>
          </table:table-cell>
          <table:table-cell office:value-type="float" office:value="129302773.8" table:style-name="ce14">
            <text:p>129.302.774<text:s/></text:p>
          </table:table-cell>
          <table:table-cell office:value-type="float" office:value="2709830919.7399998" table:style-name="ce14">
            <text:p>2.709.830.920<text:s/></text:p>
          </table:table-cell>
          <table:table-cell office:value-type="float" office:value="91954912.049999997" table:style-name="ce14">
            <text:p>91.954.912<text:s/></text:p>
          </table:table-cell>
          <table:table-cell office:value-type="float" office:value="95674729.049999997" table:style-name="ce14">
            <text:p>95.674.729<text:s/></text:p>
          </table:table-cell>
          <table:table-cell office:value-type="float" office:value="25419629.359999999" table:style-name="ce14">
            <text:p>25.419.629<text:s/></text:p>
          </table:table-cell>
          <table:table-cell office:value-type="float" office:value="473065789.49000001" table:style-name="ce14">
            <text:p>473.065.789<text:s/></text:p>
          </table:table-cell>
          <table:table-cell office:value-type="float" office:value="34820125.75" table:style-name="ce14">
            <text:p>34.820.126<text:s/></text:p>
          </table:table-cell>
          <table:table-cell office:value-type="float" office:value="56107393.530000001" table:style-name="ce14">
            <text:p>56.107.394<text:s/></text:p>
          </table:table-cell>
          <table:table-cell office:value-type="float" office:value="65374870" table:style-name="ce14">
            <text:p>65.374.870<text:s/></text:p>
          </table:table-cell>
          <table:table-cell office:value-type="float" office:value="41134591.469999999" table:style-name="ce14">
            <text:p>41.134.591<text:s/></text:p>
          </table:table-cell>
          <table:table-cell office:value-type="float" office:value="124896212.66" table:style-name="ce14">
            <text:p>124.896.213<text:s/></text:p>
          </table:table-cell>
          <table:table-cell office:value-type="float" office:value="20416589.050000001" table:style-name="ce14">
            <text:p>20.416.589<text:s/></text:p>
          </table:table-cell>
          <table:table-cell office:value-type="float" office:value="524107555.17000002" table:style-name="ce14">
            <text:p>524.107.555<text:s/></text:p>
          </table:table-cell>
          <table:table-cell office:value-type="float" office:value="2049026428.6900001" table:style-name="ce14">
            <text:p>2.049.026.429<text:s/></text:p>
          </table:table-cell>
          <table:table-cell office:value-type="float" office:value="36761074.75" table:style-name="ce14">
            <text:p>36.761.075<text:s/></text:p>
          </table:table-cell>
          <table:table-cell office:value-type="float" office:value="18362171.800000001" table:style-name="ce14">
            <text:p>18.362.172<text:s/></text:p>
          </table:table-cell>
          <table:table-cell office:value-type="float" office:value="6053020.6299999999" table:style-name="ce14">
            <text:p>6.053.021<text:s/></text:p>
          </table:table-cell>
          <table:table-cell office:value-type="float" office:value="408849591.38" table:style-name="ce14">
            <text:p>408.849.591<text:s/></text:p>
          </table:table-cell>
          <table:table-cell office:value-type="float" office:value="189993690.41" table:style-name="ce14">
            <text:p>189.993.690<text:s/></text:p>
          </table:table-cell>
          <table:table-cell office:value-type="float" office:value="24658903.27" table:style-name="ce14">
            <text:p>24.658.903<text:s/></text:p>
          </table:table-cell>
          <table:table-cell office:value-type="float" office:value="6974390651.1499996" table:style-name="ce14">
            <text:p>6.974.390.651<text:s/></text:p>
          </table:table-cell>
          <table:table-cell office:value-type="float" office:value="8586503.6300000008" table:style-name="ce14">
            <text:p>8.586.504<text:s/></text:p>
          </table:table-cell>
          <table:table-cell office:value-type="float" office:value="14373365277.800001" table:style-name="ce15">
            <text:p>14.373.365.27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5770482.8799999999" table:style-name="ce14">
            <text:p>5.770.483<text:s/></text:p>
          </table:table-cell>
          <table:table-cell office:value-type="float" office:value="20999915.949999999" table:style-name="ce14">
            <text:p>20.999.916<text:s/></text:p>
          </table:table-cell>
          <table:table-cell office:value-type="float" office:value="63082695.789999999" table:style-name="ce14">
            <text:p>63.082.696<text:s/></text:p>
          </table:table-cell>
          <table:table-cell office:value-type="float" office:value="3434334.04" table:style-name="ce14">
            <text:p>3.434.334<text:s/></text:p>
          </table:table-cell>
          <table:table-cell office:value-type="float" office:value="112158853.81" table:style-name="ce14">
            <text:p>112.158.854<text:s/></text:p>
          </table:table-cell>
          <table:table-cell office:value-type="float" office:value="96569418.689999998" table:style-name="ce14">
            <text:p>96.569.419<text:s/></text:p>
          </table:table-cell>
          <table:table-cell office:value-type="float" office:value="2027445579.5799999" table:style-name="ce14">
            <text:p>2.027.445.580<text:s/></text:p>
          </table:table-cell>
          <table:table-cell office:value-type="float" office:value="61067904.890000001" table:style-name="ce14">
            <text:p>61.067.905<text:s/></text:p>
          </table:table-cell>
          <table:table-cell office:value-type="float" office:value="75523089.040000007" table:style-name="ce14">
            <text:p>75.523.089<text:s/></text:p>
          </table:table-cell>
          <table:table-cell office:value-type="float" office:value="21696637.129999999" table:style-name="ce14">
            <text:p>21.696.637<text:s/></text:p>
          </table:table-cell>
          <table:table-cell office:value-type="float" office:value="331531762.24000001" table:style-name="ce14">
            <text:p>331.531.762<text:s/></text:p>
          </table:table-cell>
          <table:table-cell office:value-type="float" office:value="28549362.91" table:style-name="ce14">
            <text:p>28.549.363<text:s/></text:p>
          </table:table-cell>
          <table:table-cell office:value-type="float" office:value="46113464.100000001" table:style-name="ce14">
            <text:p>46.113.464<text:s/></text:p>
          </table:table-cell>
          <table:table-cell office:value-type="float" office:value="52094329.939999998" table:style-name="ce14">
            <text:p>52.094.330<text:s/></text:p>
          </table:table-cell>
          <table:table-cell office:value-type="float" office:value="37685780.109999999" table:style-name="ce14">
            <text:p>37.685.780<text:s/></text:p>
          </table:table-cell>
          <table:table-cell office:value-type="float" office:value="104186811.2" table:style-name="ce14">
            <text:p>104.186.811<text:s/></text:p>
          </table:table-cell>
          <table:table-cell office:value-type="float" office:value="18274013.010000002" table:style-name="ce14">
            <text:p>18.274.013<text:s/></text:p>
          </table:table-cell>
          <table:table-cell office:value-type="float" office:value="243173367.41999999" table:style-name="ce14">
            <text:p>243.173.367<text:s/></text:p>
          </table:table-cell>
          <table:table-cell office:value-type="float" office:value="1054182516.5599999" table:style-name="ce14">
            <text:p>1.054.182.517<text:s/></text:p>
          </table:table-cell>
          <table:table-cell office:value-type="float" office:value="31800696.52" table:style-name="ce14">
            <text:p>31.800.697<text:s/></text:p>
          </table:table-cell>
          <table:table-cell office:value-type="float" office:value="14405286.43" table:style-name="ce14">
            <text:p>14.405.286<text:s/></text:p>
          </table:table-cell>
          <table:table-cell office:value-type="float" office:value="5681775.7999999998" table:style-name="ce14">
            <text:p>5.681.776<text:s/></text:p>
          </table:table-cell>
          <table:table-cell office:value-type="float" office:value="270518534.47000003" table:style-name="ce14">
            <text:p>270.518.534<text:s/></text:p>
          </table:table-cell>
          <table:table-cell office:value-type="float" office:value="138868365.13" table:style-name="ce14">
            <text:p>138.868.365<text:s/></text:p>
          </table:table-cell>
          <table:table-cell office:value-type="float" office:value="20968052.699999999" table:style-name="ce14">
            <text:p>20.968.053<text:s/></text:p>
          </table:table-cell>
          <table:table-cell office:value-type="float" office:value="3517353380.2600002" table:style-name="ce14">
            <text:p>3.517.353.380<text:s/></text:p>
          </table:table-cell>
          <table:table-cell office:value-type="float" office:value="7425718.6500000004" table:style-name="ce14">
            <text:p>7.425.719<text:s/></text:p>
          </table:table-cell>
          <table:table-cell office:value-type="float" office:value="8410562129.250001" table:style-name="ce15">
            <text:p>8.410.562.1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682009.34" table:style-name="ce14">
            <text:p>682.009<text:s/></text:p>
          </table:table-cell>
          <table:table-cell office:value-type="float" office:value="1015940.1" table:style-name="ce14">
            <text:p>1.015.940<text:s/></text:p>
          </table:table-cell>
          <table:table-cell office:value-type="float" office:value="4338142.9800000004" table:style-name="ce14">
            <text:p>4.338.143<text:s/></text:p>
          </table:table-cell>
          <table:table-cell office:value-type="float" office:value="92470.6" table:style-name="ce14">
            <text:p>92.471<text:s/></text:p>
          </table:table-cell>
          <table:table-cell office:value-type="float" office:value="10197979.51" table:style-name="ce14">
            <text:p>10.197.980<text:s/></text:p>
          </table:table-cell>
          <table:table-cell office:value-type="float" office:value="14562763.710000001" table:style-name="ce14">
            <text:p>14.562.764<text:s/></text:p>
          </table:table-cell>
          <table:table-cell office:value-type="float" office:value="446986045.89999998" table:style-name="ce14">
            <text:p>446.986.046<text:s/></text:p>
          </table:table-cell>
          <table:table-cell office:value-type="float" office:value="10529565.09" table:style-name="ce14">
            <text:p>10.529.565<text:s/></text:p>
          </table:table-cell>
          <table:table-cell office:value-type="float" office:value="7161678.75" table:style-name="ce14">
            <text:p>7.161.679<text:s/></text:p>
          </table:table-cell>
          <table:table-cell office:value-type="float" office:value="1407992.27" table:style-name="ce14">
            <text:p>1.407.992<text:s/></text:p>
          </table:table-cell>
          <table:table-cell office:value-type="float" office:value="68748063.939999998" table:style-name="ce14">
            <text:p>68.748.064<text:s/></text:p>
          </table:table-cell>
          <table:table-cell office:value-type="float" office:value="3675336.29" table:style-name="ce14">
            <text:p>3.675.336<text:s/></text:p>
          </table:table-cell>
          <table:table-cell office:value-type="float" office:value="5418761.5599999996" table:style-name="ce14">
            <text:p>5.418.762<text:s/></text:p>
          </table:table-cell>
          <table:table-cell office:value-type="float" office:value="9064689.9000000004" table:style-name="ce14">
            <text:p>9.064.690<text:s/></text:p>
          </table:table-cell>
          <table:table-cell office:value-type="float" office:value="1469687.72" table:style-name="ce14">
            <text:p>1.469.688<text:s/></text:p>
          </table:table-cell>
          <table:table-cell office:value-type="float" office:value="7646937.8099999996" table:style-name="ce14">
            <text:p>7.646.938<text:s/></text:p>
          </table:table-cell>
          <table:table-cell office:value-type="float" office:value="574572.43000000005" table:style-name="ce14">
            <text:p>574.572<text:s/></text:p>
          </table:table-cell>
          <table:table-cell office:value-type="float" office:value="203877122.78" table:style-name="ce14">
            <text:p>203.877.123<text:s/></text:p>
          </table:table-cell>
          <table:table-cell office:value-type="float" office:value="445582564.63999999" table:style-name="ce14">
            <text:p>445.582.565<text:s/></text:p>
          </table:table-cell>
          <table:table-cell office:value-type="float" office:value="1380464.28" table:style-name="ce14">
            <text:p>1.380.464<text:s/></text:p>
          </table:table-cell>
          <table:table-cell office:value-type="float" office:value="3361957.19" table:style-name="ce14">
            <text:p>3.361.957<text:s/></text:p>
          </table:table-cell>
          <table:table-cell office:value-type="float" office:value="151865.51" table:style-name="ce14">
            <text:p>151.866<text:s/></text:p>
          </table:table-cell>
          <table:table-cell office:value-type="float" office:value="71173358.680000007" table:style-name="ce14">
            <text:p>71.173.359<text:s/></text:p>
          </table:table-cell>
          <table:table-cell office:value-type="float" office:value="26102824.98" table:style-name="ce14">
            <text:p>26.102.825<text:s/></text:p>
          </table:table-cell>
          <table:table-cell office:value-type="float" office:value="1643243.99" table:style-name="ce14">
            <text:p>1.643.244<text:s/></text:p>
          </table:table-cell>
          <table:table-cell office:value-type="float" office:value="1914054996.21" table:style-name="ce14">
            <text:p>1.914.054.996<text:s/></text:p>
          </table:table-cell>
          <table:table-cell office:value-type="float" office:value="437411.61" table:style-name="ce14">
            <text:p>437.412<text:s/></text:p>
          </table:table-cell>
          <table:table-cell office:value-type="float" office:value="3261338447.77" table:style-name="ce15">
            <text:p>3.261.338.4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3461.07" table:style-name="ce14">
            <text:p>3.461<text:s/></text:p>
          </table:table-cell>
          <table:table-cell office:value-type="float" office:value="274103.90000000002" table:style-name="ce14">
            <text:p>274.104<text:s/></text:p>
          </table:table-cell>
          <table:table-cell office:value-type="float" office:value="13311175.77" table:style-name="ce14">
            <text:p>13.311.176<text:s/></text:p>
          </table:table-cell>
          <table:table-cell office:value-type="float" office:value="123634.78" table:style-name="ce14">
            <text:p>123.635<text:s/></text:p>
          </table:table-cell>
          <table:table-cell office:value-type="float" office:value="11021661.65" table:style-name="ce14">
            <text:p>11.021.662<text:s/></text:p>
          </table:table-cell>
          <table:table-cell office:value-type="float" office:value="9544199.1199999992" table:style-name="ce14">
            <text:p>9.544.199<text:s/></text:p>
          </table:table-cell>
          <table:table-cell office:value-type="float" office:value="89478762.840000004" table:style-name="ce14">
            <text:p>89.478.763<text:s/></text:p>
          </table:table-cell>
          <table:table-cell office:value-type="float" office:value="13944660.16" table:style-name="ce14">
            <text:p>13.944.660<text:s/></text:p>
          </table:table-cell>
          <table:table-cell office:value-type="float" office:value="7158659.7800000003" table:style-name="ce14">
            <text:p>7.158.660<text:s/></text:p>
          </table:table-cell>
          <table:table-cell office:value-type="float" office:value="724018.67" table:style-name="ce14">
            <text:p>724.019<text:s/></text:p>
          </table:table-cell>
          <table:table-cell office:value-type="float" office:value="41019322.210000001" table:style-name="ce14">
            <text:p>41.019.322<text:s/></text:p>
          </table:table-cell>
          <table:table-cell office:value-type="float" office:value="475476.51" table:style-name="ce14">
            <text:p>475.477<text:s/></text:p>
          </table:table-cell>
          <table:table-cell office:value-type="float" office:value="1485810.98" table:style-name="ce14">
            <text:p>1.485.811<text:s/></text:p>
          </table:table-cell>
          <table:table-cell office:value-type="float" office:value="920517.55" table:style-name="ce14">
            <text:p>920.518<text:s/></text:p>
          </table:table-cell>
          <table:table-cell office:value-type="float" office:value="383931.47" table:style-name="ce14">
            <text:p>383.931<text:s/></text:p>
          </table:table-cell>
          <table:table-cell office:value-type="float" office:value="4328778.03" table:style-name="ce14">
            <text:p>4.328.778<text:s/></text:p>
          </table:table-cell>
          <table:table-cell office:value-type="float" office:value="356639.53" table:style-name="ce14">
            <text:p>356.640<text:s/></text:p>
          </table:table-cell>
          <table:table-cell office:value-type="float" office:value="54058949.869999997" table:style-name="ce14">
            <text:p>54.058.950<text:s/></text:p>
          </table:table-cell>
          <table:table-cell office:value-type="float" office:value="450805456.27999997" table:style-name="ce14">
            <text:p>450.805.456<text:s/></text:p>
          </table:table-cell>
          <table:table-cell office:value-type="float" office:value="2010489.04" table:style-name="ce14">
            <text:p>2.010.489<text:s/></text:p>
          </table:table-cell>
          <table:table-cell office:value-type="float" office:value="71541.88" table:style-name="ce14">
            <text:p>71.542<text:s/></text:p>
          </table:table-cell>
          <table:table-cell office:value-type="float" office:value="8368.91" table:style-name="ce14">
            <text:p>8.369<text:s/></text:p>
          </table:table-cell>
          <table:table-cell office:value-type="float" office:value="32708497.129999999" table:style-name="ce14">
            <text:p>32.708.497<text:s/></text:p>
          </table:table-cell>
          <table:table-cell office:value-type="float" office:value="8374480.1799999997" table:style-name="ce14">
            <text:p>8.374.480<text:s/></text:p>
          </table:table-cell>
          <table:table-cell office:value-type="float" office:value="111775.5" table:style-name="ce14">
            <text:p>111.776<text:s/></text:p>
          </table:table-cell>
          <table:table-cell office:value-type="float" office:value="1181137605.23" table:style-name="ce14">
            <text:p>1.181.137.605<text:s/></text:p>
          </table:table-cell>
          <table:table-cell office:value-type="float" office:value="131669.65" table:style-name="ce14">
            <text:p>131.670<text:s/></text:p>
          </table:table-cell>
          <table:table-cell office:value-type="float" office:value="1923973647.6900001" table:style-name="ce15">
            <text:p>1.923.973.6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353366.23" table:style-name="ce14">
            <text:p>353.366<text:s/></text:p>
          </table:table-cell>
          <table:table-cell office:value-type="float" office:value="3129638.79" table:style-name="ce14">
            <text:p>3.129.639<text:s/></text:p>
          </table:table-cell>
          <table:table-cell office:value-type="float" office:value="3600506.37" table:style-name="ce14">
            <text:p>3.600.506<text:s/></text:p>
          </table:table-cell>
          <table:table-cell office:value-type="float" office:value="165507.03" table:style-name="ce14">
            <text:p>165.507<text:s/></text:p>
          </table:table-cell>
          <table:table-cell office:value-type="float" office:value="10821270.379999999" table:style-name="ce14">
            <text:p>10.821.270<text:s/></text:p>
          </table:table-cell>
          <table:table-cell office:value-type="float" office:value="8626392.2800000012" table:style-name="ce14">
            <text:p>8.626.392<text:s/></text:p>
          </table:table-cell>
          <table:table-cell office:value-type="float" office:value="145920531.41999999" table:style-name="ce14">
            <text:p>145.920.531<text:s/></text:p>
          </table:table-cell>
          <table:table-cell office:value-type="float" office:value="6412781.9099999992" table:style-name="ce14">
            <text:p>6.412.782<text:s/></text:p>
          </table:table-cell>
          <table:table-cell office:value-type="float" office:value="5831301.4799999995" table:style-name="ce14">
            <text:p>5.831.301<text:s/></text:p>
          </table:table-cell>
          <table:table-cell office:value-type="float" office:value="1590981.29" table:style-name="ce14">
            <text:p>1.590.981<text:s/></text:p>
          </table:table-cell>
          <table:table-cell office:value-type="float" office:value="31766641.100000001" table:style-name="ce14">
            <text:p>31.766.641<text:s/></text:p>
          </table:table-cell>
          <table:table-cell office:value-type="float" office:value="2119950.04" table:style-name="ce14">
            <text:p>2.119.950<text:s/></text:p>
          </table:table-cell>
          <table:table-cell office:value-type="float" office:value="3089356.89" table:style-name="ce14">
            <text:p>3.089.357<text:s/></text:p>
          </table:table-cell>
          <table:table-cell office:value-type="float" office:value="3295332.61" table:style-name="ce14">
            <text:p>3.295.333<text:s/></text:p>
          </table:table-cell>
          <table:table-cell office:value-type="float" office:value="1595192.17" table:style-name="ce14">
            <text:p>1.595.192<text:s/></text:p>
          </table:table-cell>
          <table:table-cell office:value-type="float" office:value="8733685.620000001" table:style-name="ce14">
            <text:p>8.733.686<text:s/></text:p>
          </table:table-cell>
          <table:table-cell office:value-type="float" office:value="1211364.08" table:style-name="ce14">
            <text:p>1.211.364<text:s/></text:p>
          </table:table-cell>
          <table:table-cell office:value-type="float" office:value="22998115.099999998" table:style-name="ce14">
            <text:p>22.998.115<text:s/></text:p>
          </table:table-cell>
          <table:table-cell office:value-type="float" office:value="98455891.209999993" table:style-name="ce14">
            <text:p>98.455.891<text:s/></text:p>
          </table:table-cell>
          <table:table-cell office:value-type="float" office:value="1569424.9100000001" table:style-name="ce14">
            <text:p>1.569.425<text:s/></text:p>
          </table:table-cell>
          <table:table-cell office:value-type="float" office:value="523386.30000000005" table:style-name="ce14">
            <text:p>523.386<text:s/></text:p>
          </table:table-cell>
          <table:table-cell office:value-type="float" office:value="211010.41" table:style-name="ce14">
            <text:p>211.010<text:s/></text:p>
          </table:table-cell>
          <table:table-cell office:value-type="float" office:value="34449201.100000001" table:style-name="ce14">
            <text:p>34.449.201<text:s/></text:p>
          </table:table-cell>
          <table:table-cell office:value-type="float" office:value="16648020.119999999" table:style-name="ce14">
            <text:p>16.648.020<text:s/></text:p>
          </table:table-cell>
          <table:table-cell office:value-type="float" office:value="1935831.08" table:style-name="ce14">
            <text:p>1.935.831<text:s/></text:p>
          </table:table-cell>
          <table:table-cell office:value-type="float" office:value="361844669.45000005" table:style-name="ce14">
            <text:p>361.844.669<text:s/></text:p>
          </table:table-cell>
          <table:table-cell office:value-type="float" office:value="591703.72" table:style-name="ce14">
            <text:p>591.704<text:s/></text:p>
          </table:table-cell>
          <table:table-cell office:value-type="float" office:value="777491053.09000015" table:style-name="ce15">
            <text:p>777.491.0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90091.55" table:style-name="ce14">
            <text:p>90.092<text:s/></text:p>
          </table:table-cell>
          <table:table-cell office:value-type="float" office:value="298643.20000000001" table:style-name="ce14">
            <text:p>298.643<text:s/></text:p>
          </table:table-cell>
          <table:table-cell office:value-type="float" office:value="2828909.73" table:style-name="ce14">
            <text:p>2.828.910<text:s/></text:p>
          </table:table-cell>
          <table:table-cell office:value-type="float" office:value="61592.42" table:style-name="ce14">
            <text:p>61.592<text:s/></text:p>
          </table:table-cell>
          <table:table-cell office:value-type="float" office:value="14349516.199999999" table:style-name="ce14">
            <text:p>14.349.516<text:s/></text:p>
          </table:table-cell>
          <table:table-cell office:value-type="float" office:value="5696806.5899999999" table:style-name="ce14">
            <text:p>5.696.807<text:s/></text:p>
          </table:table-cell>
          <table:table-cell office:value-type="float" office:value="539952862.98000002" table:style-name="ce14">
            <text:p>539.952.863<text:s/></text:p>
          </table:table-cell>
          <table:table-cell office:value-type="float" office:value="9364362.5500000007" table:style-name="ce14">
            <text:p>9.364.363<text:s/></text:p>
          </table:table-cell>
          <table:table-cell office:value-type="float" office:value="3558507.7" table:style-name="ce14">
            <text:p>3.558.508<text:s/></text:p>
          </table:table-cell>
          <table:table-cell office:value-type="float" office:value="328796.71999999997" table:style-name="ce14">
            <text:p>328.797<text:s/></text:p>
          </table:table-cell>
          <table:table-cell office:value-type="float" office:value="55893551.509999998" table:style-name="ce14">
            <text:p>55.893.552<text:s/></text:p>
          </table:table-cell>
          <table:table-cell office:value-type="float" office:value="1378421.7" table:style-name="ce14">
            <text:p>1.378.422<text:s/></text:p>
          </table:table-cell>
          <table:table-cell office:value-type="float" office:value="4417431.26" table:style-name="ce14">
            <text:p>4.417.431<text:s/></text:p>
          </table:table-cell>
          <table:table-cell office:value-type="float" office:value="10157272.1" table:style-name="ce14">
            <text:p>10.157.272<text:s/></text:p>
          </table:table-cell>
          <table:table-cell office:value-type="float" office:value="695871.3" table:style-name="ce14">
            <text:p>695.871<text:s/></text:p>
          </table:table-cell>
          <table:table-cell office:value-type="float" office:value="9230595.2699999996" table:style-name="ce14">
            <text:p>9.230.595<text:s/></text:p>
          </table:table-cell>
          <table:table-cell office:value-type="float" office:value="81093.06" table:style-name="ce14">
            <text:p>81.093<text:s/></text:p>
          </table:table-cell>
          <table:table-cell office:value-type="float" office:value="116987640.23" table:style-name="ce14">
            <text:p>116.987.640<text:s/></text:p>
          </table:table-cell>
          <table:table-cell office:value-type="float" office:value="117773567.76000001" table:style-name="ce14">
            <text:p>117.773.568<text:s/></text:p>
          </table:table-cell>
          <table:table-cell office:value-type="float" office:value="634551.80000000005" table:style-name="ce14">
            <text:p>634.552<text:s/></text:p>
          </table:table-cell>
          <table:table-cell office:value-type="float" office:value="1764509.15" table:style-name="ce14">
            <text:p>1.764.509<text:s/></text:p>
          </table:table-cell>
          <table:table-cell office:value-type="float" office:value="9810.91" table:style-name="ce14">
            <text:p>9.811<text:s/></text:p>
          </table:table-cell>
          <table:table-cell office:value-type="float" office:value="51040193.07" table:style-name="ce14">
            <text:p>51.040.193<text:s/></text:p>
          </table:table-cell>
          <table:table-cell office:value-type="float" office:value="9213291.8900000006" table:style-name="ce14">
            <text:p>9.213.292<text:s/></text:p>
          </table:table-cell>
          <table:table-cell office:value-type="float" office:value="3148520.65" table:style-name="ce14">
            <text:p>3.148.521<text:s/></text:p>
          </table:table-cell>
          <table:table-cell office:value-type="float" office:value="1647180532.96" table:style-name="ce14">
            <text:p>1.647.180.533<text:s/></text:p>
          </table:table-cell>
          <table:table-cell office:value-type="float" office:value="82778.78" table:style-name="ce14">
            <text:p>82.779<text:s/></text:p>
          </table:table-cell>
          <table:table-cell office:value-type="float" office:value="2606219723.0400004" table:style-name="ce15">
            <text:p>2.606.219.72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37895.870000000003" table:style-name="ce14">
            <text:p>37.896<text:s/></text:p>
          </table:table-cell>
          <table:table-cell office:value-type="float" office:value="86739.65" table:style-name="ce14">
            <text:p>86.740<text:s/></text:p>
          </table:table-cell>
          <table:table-cell office:value-type="float" office:value="86711.87" table:style-name="ce14">
            <text:p>86.712<text:s/></text:p>
          </table:table-cell>
          <table:table-cell office:value-type="float" office:value="21263.29" table:style-name="ce14">
            <text:p>21.263<text:s/></text:p>
          </table:table-cell>
          <table:table-cell office:value-type="float" office:value="759342.49" table:style-name="ce14">
            <text:p>759.342<text:s/></text:p>
          </table:table-cell>
          <table:table-cell office:value-type="float" office:value="307546.92" table:style-name="ce14">
            <text:p>307.547<text:s/></text:p>
          </table:table-cell>
          <table:table-cell office:value-type="float" office:value="133549.56" table:style-name="ce14">
            <text:p>133.550<text:s/></text:p>
          </table:table-cell>
          <table:table-cell office:value-type="float" office:value="103557.62" table:style-name="ce14">
            <text:p>103.558<text:s/></text:p>
          </table:table-cell>
          <table:table-cell office:value-type="float" office:value="1570372.76" table:style-name="ce14">
            <text:p>1.570.373<text:s/></text:p>
          </table:table-cell>
          <table:table-cell office:value-type="float" office:value="139202.32" table:style-name="ce14">
            <text:p>139.202<text:s/></text:p>
          </table:table-cell>
          <table:table-cell office:value-type="float" office:value="1949819.4" table:style-name="ce14">
            <text:p>1.949.819<text:s/></text:p>
          </table:table-cell>
          <table:table-cell office:value-type="float" office:value="2233337.1800000002" table:style-name="ce14">
            <text:p>2.233.337<text:s/></text:p>
          </table:table-cell>
          <table:table-cell office:value-type="float" office:value="2968586" table:style-name="ce14">
            <text:p>2.968.586<text:s/></text:p>
          </table:table-cell>
          <table:table-cell office:value-type="float" office:value="458329.83" table:style-name="ce14">
            <text:p>458.330<text:s/></text:p>
          </table:table-cell>
          <table:table-cell office:value-type="float" office:value="107405.37" table:style-name="ce14">
            <text:p>107.405<text:s/></text:p>
          </table:table-cell>
          <table:table-cell office:value-type="float" office:value="247419.44" table:style-name="ce14">
            <text:p>247.419<text:s/></text:p>
          </table:table-cell>
          <table:table-cell office:value-type="float" office:value="369799.95" table:style-name="ce14">
            <text:p>369.800<text:s/></text:p>
          </table:table-cell>
          <table:table-cell office:value-type="float" office:value="1422263.13" table:style-name="ce14">
            <text:p>1.422.263<text:s/></text:p>
          </table:table-cell>
          <table:table-cell office:value-type="float" office:value="378221.95" table:style-name="ce14">
            <text:p>378.222<text:s/></text:p>
          </table:table-cell>
          <table:table-cell office:value-type="float" office:value="79592.320000000007" table:style-name="ce14">
            <text:p>79.592<text:s/></text:p>
          </table:table-cell>
          <table:table-cell office:value-type="float" office:value="77311.149999999994" table:style-name="ce14">
            <text:p>77.311<text:s/></text:p>
          </table:table-cell>
          <table:table-cell office:value-type="float" office:value="76977.3" table:style-name="ce14">
            <text:p>76.977<text:s/></text:p>
          </table:table-cell>
          <table:table-cell office:value-type="float" office:value="1384291.84" table:style-name="ce14">
            <text:p>1.384.292<text:s/></text:p>
          </table:table-cell>
          <table:table-cell office:value-type="float" office:value="297597.94" table:style-name="ce14">
            <text:p>297.598<text:s/></text:p>
          </table:table-cell>
          <table:table-cell office:value-type="float" office:value="45199.66" table:style-name="ce14">
            <text:p>45.200<text:s/></text:p>
          </table:table-cell>
          <table:table-cell office:value-type="float" office:value="1793420.55" table:style-name="ce14">
            <text:p>1.793.421<text:s/></text:p>
          </table:table-cell>
          <table:table-cell office:value-type="float" office:value="192630.8" table:style-name="ce14">
            <text:p>192.631<text:s/></text:p>
          </table:table-cell>
          <table:table-cell office:value-type="float" office:value="17328386.16" table:style-name="ce15">
            <text:p>17.328.3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7497813.0300000003" table:style-name="ce14">
            <text:p>7.497.813<text:s/></text:p>
          </table:table-cell>
          <table:table-cell office:value-type="float" office:value="45492839.729999997" table:style-name="ce14">
            <text:p>45.492.840<text:s/></text:p>
          </table:table-cell>
          <table:table-cell office:value-type="float" office:value="265966028.77000001" table:style-name="ce14">
            <text:p>265.966.029<text:s/></text:p>
          </table:table-cell>
          <table:table-cell office:value-type="float" office:value="6634362.54" table:style-name="ce14">
            <text:p>6.634.363<text:s/></text:p>
          </table:table-cell>
          <table:table-cell office:value-type="float" office:value="372333447.57999998" table:style-name="ce14">
            <text:p>372.333.448<text:s/></text:p>
          </table:table-cell>
          <table:table-cell office:value-type="float" office:value="240661520.78" table:style-name="ce14">
            <text:p>240.661.521<text:s/></text:p>
          </table:table-cell>
          <table:table-cell office:value-type="float" office:value="877246581.45999992" table:style-name="ce14">
            <text:p>877.246.581<text:s/></text:p>
          </table:table-cell>
          <table:table-cell office:value-type="float" office:value="290608469.91000003" table:style-name="ce14">
            <text:p>290.608.470<text:s/></text:p>
          </table:table-cell>
          <table:table-cell office:value-type="float" office:value="193149204.71000001" table:style-name="ce14">
            <text:p>193.149.205<text:s/></text:p>
          </table:table-cell>
          <table:table-cell office:value-type="float" office:value="166270186.69999999" table:style-name="ce14">
            <text:p>166.270.187<text:s/></text:p>
          </table:table-cell>
          <table:table-cell office:value-type="float" office:value="796306686.99000001" table:style-name="ce14">
            <text:p>796.306.687<text:s/></text:p>
          </table:table-cell>
          <table:table-cell office:value-type="float" office:value="64879715.890000001" table:style-name="ce14">
            <text:p>64.879.716<text:s/></text:p>
          </table:table-cell>
          <table:table-cell office:value-type="float" office:value="91770797.5" table:style-name="ce14">
            <text:p>91.770.798<text:s/></text:p>
          </table:table-cell>
          <table:table-cell office:value-type="float" office:value="101204996.63" table:style-name="ce14">
            <text:p>101.204.997<text:s/></text:p>
          </table:table-cell>
          <table:table-cell office:value-type="float" office:value="59574976.43" table:style-name="ce14">
            <text:p>59.574.976<text:s/></text:p>
          </table:table-cell>
          <table:table-cell office:value-type="float" office:value="379849609.54000002" table:style-name="ce14">
            <text:p>379.849.610<text:s/></text:p>
          </table:table-cell>
          <table:table-cell office:value-type="float" office:value="33021574.969999999" table:style-name="ce14">
            <text:p>33.021.575<text:s/></text:p>
          </table:table-cell>
          <table:table-cell office:value-type="float" office:value="929284534.88" table:style-name="ce14">
            <text:p>929.284.535<text:s/></text:p>
          </table:table-cell>
          <table:table-cell office:value-type="float" office:value="3000900659.98" table:style-name="ce14">
            <text:p>3.000.900.660<text:s/></text:p>
          </table:table-cell>
          <table:table-cell office:value-type="float" office:value="59025448.920000002" table:style-name="ce14">
            <text:p>59.025.449<text:s/></text:p>
          </table:table-cell>
          <table:table-cell office:value-type="float" office:value="27988628.449999999" table:style-name="ce14">
            <text:p>27.988.628<text:s/></text:p>
          </table:table-cell>
          <table:table-cell office:value-type="float" office:value="7726775.8600000003" table:style-name="ce14">
            <text:p>7.726.776<text:s/></text:p>
          </table:table-cell>
          <table:table-cell office:value-type="float" office:value="810651541.90999997" table:style-name="ce14">
            <text:p>810.651.542<text:s/></text:p>
          </table:table-cell>
          <table:table-cell office:value-type="float" office:value="662954372.19000006" table:style-name="ce14">
            <text:p>662.954.372<text:s/></text:p>
          </table:table-cell>
          <table:table-cell office:value-type="float" office:value="38703976.579999998" table:style-name="ce14">
            <text:p>38.703.977<text:s/></text:p>
          </table:table-cell>
          <table:table-cell office:value-type="float" office:value="6450604321.1099997" table:style-name="ce14">
            <text:p>6.450.604.321<text:s/></text:p>
          </table:table-cell>
          <table:table-cell office:value-type="float" office:value="17394194.789999999" table:style-name="ce14">
            <text:p>17.394.195<text:s/></text:p>
          </table:table-cell>
          <table:table-cell office:value-type="float" office:value="15997703267.829998" table:style-name="ce15">
            <text:p>15.997.703.2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067.6099999999999" table:style-name="ce14">
            <text:p>1.068<text:s/></text:p>
          </table:table-cell>
          <table:table-cell office:value-type="float" office:value="59510.07" table:style-name="ce14">
            <text:p>59.510<text:s/></text:p>
          </table:table-cell>
          <table:table-cell office:value-type="float" office:value="128847.89" table:style-name="ce14">
            <text:p>128.848<text:s/></text:p>
          </table:table-cell>
          <table:table-cell office:value-type="float" office:value="23357.89" table:style-name="ce14">
            <text:p>23.358<text:s/></text:p>
          </table:table-cell>
          <table:table-cell office:value-type="float" office:value="1461127.63" table:style-name="ce14">
            <text:p>1.461.128<text:s/></text:p>
          </table:table-cell>
          <table:table-cell office:value-type="float" office:value="9754976.0600000005" table:style-name="ce14">
            <text:p>9.754.976<text:s/></text:p>
          </table:table-cell>
          <table:table-cell office:value-type="float" office:value="421964391.19" table:style-name="ce14">
            <text:p>421.964.391<text:s/></text:p>
          </table:table-cell>
          <table:table-cell office:value-type="float" office:value="6143328.0999999996" table:style-name="ce14">
            <text:p>6.143.328<text:s/></text:p>
          </table:table-cell>
          <table:table-cell office:value-type="float" office:value="581041.65" table:style-name="ce14">
            <text:p>581.042<text:s/></text:p>
          </table:table-cell>
          <table:table-cell office:value-type="float" office:value="35554.06" table:style-name="ce14">
            <text:p>35.554<text:s/></text:p>
          </table:table-cell>
          <table:table-cell office:value-type="float" office:value="20424868.260000002" table:style-name="ce14">
            <text:p>20.424.868<text:s/></text:p>
          </table:table-cell>
          <table:table-cell office:value-type="float" office:value="13085.08" table:style-name="ce14">
            <text:p>13.085<text:s/></text:p>
          </table:table-cell>
          <table:table-cell office:value-type="float" office:value="100131.58" table:style-name="ce14">
            <text:p>100.132<text:s/></text:p>
          </table:table-cell>
          <table:table-cell office:value-type="float" office:value="9945559.6999999993" table:style-name="ce14">
            <text:p>9.945.560<text:s/></text:p>
          </table:table-cell>
          <table:table-cell office:value-type="float" office:value="32633.19" table:style-name="ce14">
            <text:p>32.633<text:s/></text:p>
          </table:table-cell>
          <table:table-cell office:value-type="float" office:value="8683841.1699999999" table:style-name="ce14">
            <text:p>8.683.841<text:s/></text:p>
          </table:table-cell>
          <table:table-cell office:value-type="float" office:value="46335.360000000001" table:style-name="ce14">
            <text:p>46.335<text:s/></text:p>
          </table:table-cell>
          <table:table-cell office:value-type="float" office:value="55536560.520000003" table:style-name="ce14">
            <text:p>55.536.561<text:s/></text:p>
          </table:table-cell>
          <table:table-cell office:value-type="float" office:value="140966703.43000001" table:style-name="ce14">
            <text:p>140.966.703<text:s/></text:p>
          </table:table-cell>
          <table:table-cell office:value-type="float" office:value="138395.35999999999" table:style-name="ce14">
            <text:p>138.395<text:s/></text:p>
          </table:table-cell>
          <table:table-cell office:value-type="float" office:value="27739.02" table:style-name="ce14">
            <text:p>27.739<text:s/></text:p>
          </table:table-cell>
          <table:table-cell office:value-type="float" office:value="4857.3900000000003" table:style-name="ce14">
            <text:p>4.857<text:s/></text:p>
          </table:table-cell>
          <table:table-cell office:value-type="float" office:value="33529425.02" table:style-name="ce14">
            <text:p>33.529.425<text:s/></text:p>
          </table:table-cell>
          <table:table-cell office:value-type="float" office:value="1149109.74" table:style-name="ce14">
            <text:p>1.149.110<text:s/></text:p>
          </table:table-cell>
          <table:table-cell office:value-type="float" office:value="1467461.78" table:style-name="ce14">
            <text:p>1.467.462<text:s/></text:p>
          </table:table-cell>
          <table:table-cell office:value-type="float" office:value="659360464.75999999" table:style-name="ce14">
            <text:p>659.360.465<text:s/></text:p>
          </table:table-cell>
          <table:table-cell office:value-type="float" office:value="8355" table:style-name="ce14">
            <text:p>8.355<text:s/></text:p>
          </table:table-cell>
          <table:table-cell office:value-type="float" office:value="1371588728.5099998" table:style-name="ce15">
            <text:p>1.371.588.7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7496745.4200000009" table:style-name="ce14">
            <text:p>7.496.745<text:s/></text:p>
          </table:table-cell>
          <table:table-cell office:value-type="float" office:value="45433329.660000004" table:style-name="ce14">
            <text:p>45.433.330<text:s/></text:p>
          </table:table-cell>
          <table:table-cell office:value-type="float" office:value="265837180.88" table:style-name="ce14">
            <text:p>265.837.181<text:s/></text:p>
          </table:table-cell>
          <table:table-cell office:value-type="float" office:value="6611004.6499999994" table:style-name="ce14">
            <text:p>6.611.005<text:s/></text:p>
          </table:table-cell>
          <table:table-cell office:value-type="float" office:value="370872319.95000005" table:style-name="ce14">
            <text:p>370.872.320<text:s/></text:p>
          </table:table-cell>
          <table:table-cell office:value-type="float" office:value="230906544.72" table:style-name="ce14">
            <text:p>230.906.545<text:s/></text:p>
          </table:table-cell>
          <table:table-cell office:value-type="float" office:value="455282190.27000004" table:style-name="ce14">
            <text:p>455.282.190<text:s/></text:p>
          </table:table-cell>
          <table:table-cell office:value-type="float" office:value="284465141.81" table:style-name="ce14">
            <text:p>284.465.142<text:s/></text:p>
          </table:table-cell>
          <table:table-cell office:value-type="float" office:value="192568163.05999997" table:style-name="ce14">
            <text:p>192.568.163<text:s/></text:p>
          </table:table-cell>
          <table:table-cell office:value-type="float" office:value="166234632.63999999" table:style-name="ce14">
            <text:p>166.234.633<text:s/></text:p>
          </table:table-cell>
          <table:table-cell office:value-type="float" office:value="775881818.73000002" table:style-name="ce14">
            <text:p>775.881.819<text:s/></text:p>
          </table:table-cell>
          <table:table-cell office:value-type="float" office:value="64866630.809999995" table:style-name="ce14">
            <text:p>64.866.631<text:s/></text:p>
          </table:table-cell>
          <table:table-cell office:value-type="float" office:value="91670665.919999987" table:style-name="ce14">
            <text:p>91.670.666<text:s/></text:p>
          </table:table-cell>
          <table:table-cell office:value-type="float" office:value="91259436.929999992" table:style-name="ce14">
            <text:p>91.259.437<text:s/></text:p>
          </table:table-cell>
          <table:table-cell office:value-type="float" office:value="59542343.240000002" table:style-name="ce14">
            <text:p>59.542.343<text:s/></text:p>
          </table:table-cell>
          <table:table-cell office:value-type="float" office:value="371165768.37" table:style-name="ce14">
            <text:p>371.165.768<text:s/></text:p>
          </table:table-cell>
          <table:table-cell office:value-type="float" office:value="32975239.609999999" table:style-name="ce14">
            <text:p>32.975.240<text:s/></text:p>
          </table:table-cell>
          <table:table-cell office:value-type="float" office:value="873747974.3599999" table:style-name="ce14">
            <text:p>873.747.974<text:s/></text:p>
          </table:table-cell>
          <table:table-cell office:value-type="float" office:value="2859933956.5500002" table:style-name="ce14">
            <text:p>2.859.933.957<text:s/></text:p>
          </table:table-cell>
          <table:table-cell office:value-type="float" office:value="58887053.560000002" table:style-name="ce14">
            <text:p>58.887.054<text:s/></text:p>
          </table:table-cell>
          <table:table-cell office:value-type="float" office:value="27960889.430000003" table:style-name="ce14">
            <text:p>27.960.889<text:s/></text:p>
          </table:table-cell>
          <table:table-cell office:value-type="float" office:value="7721918.4700000007" table:style-name="ce14">
            <text:p>7.721.918<text:s/></text:p>
          </table:table-cell>
          <table:table-cell office:value-type="float" office:value="777122116.8900001" table:style-name="ce14">
            <text:p>777.122.117<text:s/></text:p>
          </table:table-cell>
          <table:table-cell office:value-type="float" office:value="661805262.45000005" table:style-name="ce14">
            <text:p>661.805.262<text:s/></text:p>
          </table:table-cell>
          <table:table-cell office:value-type="float" office:value="37236514.799999997" table:style-name="ce14">
            <text:p>37.236.515<text:s/></text:p>
          </table:table-cell>
          <table:table-cell office:value-type="float" office:value="5791243856.3500004" table:style-name="ce14">
            <text:p>5.791.243.856<text:s/></text:p>
          </table:table-cell>
          <table:table-cell office:value-type="float" office:value="17385839.789999999" table:style-name="ce14">
            <text:p>17.385.840<text:s/></text:p>
          </table:table-cell>
          <table:table-cell office:value-type="float" office:value="14626114539.320002" table:style-name="ce15">
            <text:p>14.626.114.53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2537825.4" table:style-name="ce14">
            <text:p>2.537.825<text:s/></text:p>
          </table:table-cell>
          <table:table-cell office:value-type="float" office:value="19054169.68" table:style-name="ce14">
            <text:p>19.054.170<text:s/></text:p>
          </table:table-cell>
          <table:table-cell office:value-type="float" office:value="66325108.960000001" table:style-name="ce14">
            <text:p>66.325.109<text:s/></text:p>
          </table:table-cell>
          <table:table-cell office:value-type="float" office:value="2905998.07" table:style-name="ce14">
            <text:p>2.905.998<text:s/></text:p>
          </table:table-cell>
          <table:table-cell office:value-type="float" office:value="112099080.48" table:style-name="ce14">
            <text:p>112.099.080<text:s/></text:p>
          </table:table-cell>
          <table:table-cell office:value-type="float" office:value="72169575.989999995" table:style-name="ce14">
            <text:p>72.169.576<text:s/></text:p>
          </table:table-cell>
          <table:table-cell office:value-type="float" office:value="384500647.02999997" table:style-name="ce14">
            <text:p>384.500.647<text:s/></text:p>
          </table:table-cell>
          <table:table-cell office:value-type="float" office:value="77993598.090000004" table:style-name="ce14">
            <text:p>77.993.598<text:s/></text:p>
          </table:table-cell>
          <table:table-cell office:value-type="float" office:value="64710972.960000001" table:style-name="ce14">
            <text:p>64.710.973<text:s/></text:p>
          </table:table-cell>
          <table:table-cell office:value-type="float" office:value="45348331.210000001" table:style-name="ce14">
            <text:p>45.348.331<text:s/></text:p>
          </table:table-cell>
          <table:table-cell office:value-type="float" office:value="247585833.59999999" table:style-name="ce14">
            <text:p>247.585.834<text:s/></text:p>
          </table:table-cell>
          <table:table-cell office:value-type="float" office:value="25583726.030000001" table:style-name="ce14">
            <text:p>25.583.726<text:s/></text:p>
          </table:table-cell>
          <table:table-cell office:value-type="float" office:value="36088713.600000001" table:style-name="ce14">
            <text:p>36.088.714<text:s/></text:p>
          </table:table-cell>
          <table:table-cell office:value-type="float" office:value="42035362.719999999" table:style-name="ce14">
            <text:p>42.035.363<text:s/></text:p>
          </table:table-cell>
          <table:table-cell office:value-type="float" office:value="19841510.670000002" table:style-name="ce14">
            <text:p>19.841.511<text:s/></text:p>
          </table:table-cell>
          <table:table-cell office:value-type="float" office:value="106646041.8" table:style-name="ce14">
            <text:p>106.646.042<text:s/></text:p>
          </table:table-cell>
          <table:table-cell office:value-type="float" office:value="13942746.939999999" table:style-name="ce14">
            <text:p>13.942.747<text:s/></text:p>
          </table:table-cell>
          <table:table-cell office:value-type="float" office:value="245959936.47" table:style-name="ce14">
            <text:p>245.959.936<text:s/></text:p>
          </table:table-cell>
          <table:table-cell office:value-type="float" office:value="737601837.87" table:style-name="ce14">
            <text:p>737.601.838<text:s/></text:p>
          </table:table-cell>
          <table:table-cell office:value-type="float" office:value="22504403.719999999" table:style-name="ce14">
            <text:p>22.504.404<text:s/></text:p>
          </table:table-cell>
          <table:table-cell office:value-type="float" office:value="13213767.32" table:style-name="ce14">
            <text:p>13.213.767<text:s/></text:p>
          </table:table-cell>
          <table:table-cell office:value-type="float" office:value="3748453.52" table:style-name="ce14">
            <text:p>3.748.454<text:s/></text:p>
          </table:table-cell>
          <table:table-cell office:value-type="float" office:value="236630665.40000001" table:style-name="ce14">
            <text:p>236.630.665<text:s/></text:p>
          </table:table-cell>
          <table:table-cell office:value-type="float" office:value="172174753.62" table:style-name="ce14">
            <text:p>172.174.754<text:s/></text:p>
          </table:table-cell>
          <table:table-cell office:value-type="float" office:value="16029705.65" table:style-name="ce14">
            <text:p>16.029.706<text:s/></text:p>
          </table:table-cell>
          <table:table-cell office:value-type="float" office:value="1590946049.6700001" table:style-name="ce14">
            <text:p>1.590.946.050<text:s/></text:p>
          </table:table-cell>
          <table:table-cell office:value-type="float" office:value="9484180.3000000007" table:style-name="ce14">
            <text:p>9.484.180<text:s/></text:p>
          </table:table-cell>
          <table:table-cell office:value-type="float" office:value="4387662996.7700005" table:style-name="ce15">
            <text:p>4.387.662.99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173.48" table:style-name="ce14">
            <text:p>173<text:s/></text:p>
          </table:table-cell>
          <table:table-cell office:value-type="float" office:value="9635.76" table:style-name="ce14">
            <text:p>9.636<text:s/></text:p>
          </table:table-cell>
          <table:table-cell office:value-type="float" office:value="20770.990000000002" table:style-name="ce14">
            <text:p>20.771<text:s/></text:p>
          </table:table-cell>
          <table:table-cell office:value-type="float" office:value="3795.12" table:style-name="ce14">
            <text:p>3.795<text:s/></text:p>
          </table:table-cell>
          <table:table-cell office:value-type="float" office:value="238075.12" table:style-name="ce14">
            <text:p>238.075<text:s/></text:p>
          </table:table-cell>
          <table:table-cell office:value-type="float" office:value="3262594.15" table:style-name="ce14">
            <text:p>3.262.594<text:s/></text:p>
          </table:table-cell>
          <table:table-cell office:value-type="float" office:value="69845314.319999993" table:style-name="ce14">
            <text:p>69.845.314<text:s/></text:p>
          </table:table-cell>
          <table:table-cell office:value-type="float" office:value="1026638.81" table:style-name="ce14">
            <text:p>1.026.639<text:s/></text:p>
          </table:table-cell>
          <table:table-cell office:value-type="float" office:value="93881.77" table:style-name="ce14">
            <text:p>93.882<text:s/></text:p>
          </table:table-cell>
          <table:table-cell office:value-type="float" office:value="6435.32" table:style-name="ce14">
            <text:p>6.435<text:s/></text:p>
          </table:table-cell>
          <table:table-cell office:value-type="float" office:value="3249593.94" table:style-name="ce14">
            <text:p>3.249.594<text:s/></text:p>
          </table:table-cell>
          <table:table-cell office:value-type="float" office:value="2004.82" table:style-name="ce14">
            <text:p>2.005<text:s/></text:p>
          </table:table-cell>
          <table:table-cell office:value-type="float" office:value="16259.15" table:style-name="ce14">
            <text:p>16.259<text:s/></text:p>
          </table:table-cell>
          <table:table-cell office:value-type="float" office:value="1623238.86" table:style-name="ce14">
            <text:p>1.623.239<text:s/></text:p>
          </table:table-cell>
          <table:table-cell office:value-type="float" office:value="5500.59" table:style-name="ce14">
            <text:p>5.501<text:s/></text:p>
          </table:table-cell>
          <table:table-cell office:value-type="float" office:value="1411201.52" table:style-name="ce14">
            <text:p>1.411.202<text:s/></text:p>
          </table:table-cell>
          <table:table-cell office:value-type="float" office:value="7529.49" table:style-name="ce14">
            <text:p>7.529<text:s/></text:p>
          </table:table-cell>
          <table:table-cell office:value-type="float" office:value="9158069.1500000004" table:style-name="ce14">
            <text:p>9.158.069<text:s/></text:p>
          </table:table-cell>
          <table:table-cell office:value-type="float" office:value="22134041.48" table:style-name="ce14">
            <text:p>22.134.041<text:s/></text:p>
          </table:table-cell>
          <table:table-cell office:value-type="float" office:value="22529.4" table:style-name="ce14">
            <text:p>22.529<text:s/></text:p>
          </table:table-cell>
          <table:table-cell office:value-type="float" office:value="4418.95" table:style-name="ce14">
            <text:p>4.419<text:s/></text:p>
          </table:table-cell>
          <table:table-cell office:value-type="float" office:value="723.67" table:style-name="ce14">
            <text:p>724<text:s/></text:p>
          </table:table-cell>
          <table:table-cell office:value-type="float" office:value="5697882.75" table:style-name="ce14">
            <text:p>5.697.883<text:s/></text:p>
          </table:table-cell>
          <table:table-cell office:value-type="float" office:value="192094.22" table:style-name="ce14">
            <text:p>192.094<text:s/></text:p>
          </table:table-cell>
          <table:table-cell office:value-type="float" office:value="63508.94" table:style-name="ce14">
            <text:p>63.509<text:s/></text:p>
          </table:table-cell>
          <table:table-cell office:value-type="float" office:value="105557128.76000001" table:style-name="ce14">
            <text:p>105.557.129<text:s/></text:p>
          </table:table-cell>
          <table:table-cell office:value-type="float" office:value="1287.0999999999999" table:style-name="ce14">
            <text:p>1.287<text:s/></text:p>
          </table:table-cell>
          <table:table-cell office:value-type="float" office:value="223654327.63" table:style-name="ce15">
            <text:p>223.654.32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2537651.92" table:style-name="ce14">
            <text:p>2.537.652<text:s/></text:p>
          </table:table-cell>
          <table:table-cell office:value-type="float" office:value="19044533.920000002" table:style-name="ce14">
            <text:p>19.044.534<text:s/></text:p>
          </table:table-cell>
          <table:table-cell office:value-type="float" office:value="66304337.969999999" table:style-name="ce14">
            <text:p>66.304.338<text:s/></text:p>
          </table:table-cell>
          <table:table-cell office:value-type="float" office:value="2902202.9499999997" table:style-name="ce14">
            <text:p>2.902.203<text:s/></text:p>
          </table:table-cell>
          <table:table-cell office:value-type="float" office:value="111861005.36000001" table:style-name="ce14">
            <text:p>111.861.005<text:s/></text:p>
          </table:table-cell>
          <table:table-cell office:value-type="float" office:value="68906981.840000004" table:style-name="ce14">
            <text:p>68.906.982<text:s/></text:p>
          </table:table-cell>
          <table:table-cell office:value-type="float" office:value="314655332.70999998" table:style-name="ce14">
            <text:p>314.655.333<text:s/></text:p>
          </table:table-cell>
          <table:table-cell office:value-type="float" office:value="76966959.280000001" table:style-name="ce14">
            <text:p>76.966.959<text:s/></text:p>
          </table:table-cell>
          <table:table-cell office:value-type="float" office:value="64617091.190000005" table:style-name="ce14">
            <text:p>64.617.091<text:s/></text:p>
          </table:table-cell>
          <table:table-cell office:value-type="float" office:value="45341895.890000001" table:style-name="ce14">
            <text:p>45.341.896<text:s/></text:p>
          </table:table-cell>
          <table:table-cell office:value-type="float" office:value="244336239.65999997" table:style-name="ce14">
            <text:p>244.336.240<text:s/></text:p>
          </table:table-cell>
          <table:table-cell office:value-type="float" office:value="25581721.209999997" table:style-name="ce14">
            <text:p>25.581.721<text:s/></text:p>
          </table:table-cell>
          <table:table-cell office:value-type="float" office:value="36072454.450000003" table:style-name="ce14">
            <text:p>36.072.454<text:s/></text:p>
          </table:table-cell>
          <table:table-cell office:value-type="float" office:value="40412123.859999992" table:style-name="ce14">
            <text:p>40.412.124<text:s/></text:p>
          </table:table-cell>
          <table:table-cell office:value-type="float" office:value="19836010.080000002" table:style-name="ce14">
            <text:p>19.836.010<text:s/></text:p>
          </table:table-cell>
          <table:table-cell office:value-type="float" office:value="105234840.28" table:style-name="ce14">
            <text:p>105.234.840<text:s/></text:p>
          </table:table-cell>
          <table:table-cell office:value-type="float" office:value="13935217.449999999" table:style-name="ce14">
            <text:p>13.935.217<text:s/></text:p>
          </table:table-cell>
          <table:table-cell office:value-type="float" office:value="236801867.31999996" table:style-name="ce14">
            <text:p>236.801.867<text:s/></text:p>
          </table:table-cell>
          <table:table-cell office:value-type="float" office:value="715467796.38999999" table:style-name="ce14">
            <text:p>715.467.796<text:s/></text:p>
          </table:table-cell>
          <table:table-cell office:value-type="float" office:value="22481874.32" table:style-name="ce14">
            <text:p>22.481.874<text:s/></text:p>
          </table:table-cell>
          <table:table-cell office:value-type="float" office:value="13209348.369999999" table:style-name="ce14">
            <text:p>13.209.348<text:s/></text:p>
          </table:table-cell>
          <table:table-cell office:value-type="float" office:value="3747729.85" table:style-name="ce14">
            <text:p>3.747.730<text:s/></text:p>
          </table:table-cell>
          <table:table-cell office:value-type="float" office:value="230932782.65000001" table:style-name="ce14">
            <text:p>230.932.783<text:s/></text:p>
          </table:table-cell>
          <table:table-cell office:value-type="float" office:value="171982659.39999998" table:style-name="ce14">
            <text:p>171.982.659<text:s/></text:p>
          </table:table-cell>
          <table:table-cell office:value-type="float" office:value="15966196.710000001" table:style-name="ce14">
            <text:p>15.966.197<text:s/></text:p>
          </table:table-cell>
          <table:table-cell office:value-type="float" office:value="1485388920.9099998" table:style-name="ce14">
            <text:p>1.485.388.921<text:s/></text:p>
          </table:table-cell>
          <table:table-cell office:value-type="float" office:value="9482893.1999999993" table:style-name="ce14">
            <text:p>9.482.893<text:s/></text:p>
          </table:table-cell>
          <table:table-cell office:value-type="float" office:value="4164008669.1399999" table:style-name="ce15">
            <text:p>4.164.008.6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3394397.45" table:style-name="ce14">
            <text:p>3.394.397<text:s/></text:p>
          </table:table-cell>
          <table:table-cell office:value-type="float" office:value="10990945.42" table:style-name="ce14">
            <text:p>10.990.945<text:s/></text:p>
          </table:table-cell>
          <table:table-cell office:value-type="float" office:value="207067378.59999999" table:style-name="ce14">
            <text:p>207.067.379<text:s/></text:p>
          </table:table-cell>
          <table:table-cell office:value-type="float" office:value="1729947.42" table:style-name="ce14">
            <text:p>1.729.947<text:s/></text:p>
          </table:table-cell>
          <table:table-cell office:value-type="float" office:value="82884106.849999994" table:style-name="ce14">
            <text:p>82.884.107<text:s/></text:p>
          </table:table-cell>
          <table:table-cell office:value-type="float" office:value="105045561.81999999" table:style-name="ce14">
            <text:p>105.045.562<text:s/></text:p>
          </table:table-cell>
          <table:table-cell office:value-type="float" office:value="410157219.36000001" table:style-name="ce14">
            <text:p>410.157.219<text:s/></text:p>
          </table:table-cell>
          <table:table-cell office:value-type="float" office:value="61413544.25" table:style-name="ce14">
            <text:p>61.413.544<text:s/></text:p>
          </table:table-cell>
          <table:table-cell office:value-type="float" office:value="63311376.509999998" table:style-name="ce14">
            <text:p>63.311.377<text:s/></text:p>
          </table:table-cell>
          <table:table-cell office:value-type="float" office:value="19272904.859999999" table:style-name="ce14">
            <text:p>19.272.905<text:s/></text:p>
          </table:table-cell>
          <table:table-cell office:value-type="float" office:value="205117682.94" table:style-name="ce14">
            <text:p>205.117.683<text:s/></text:p>
          </table:table-cell>
          <table:table-cell office:value-type="float" office:value="24641940.140000001" table:style-name="ce14">
            <text:p>24.641.940<text:s/></text:p>
          </table:table-cell>
          <table:table-cell office:value-type="float" office:value="42231922.289999999" table:style-name="ce14">
            <text:p>42.231.922<text:s/></text:p>
          </table:table-cell>
          <table:table-cell office:value-type="float" office:value="105204884.08" table:style-name="ce14">
            <text:p>105.204.884<text:s/></text:p>
          </table:table-cell>
          <table:table-cell office:value-type="float" office:value="14420845.310000001" table:style-name="ce14">
            <text:p>14.420.845<text:s/></text:p>
          </table:table-cell>
          <table:table-cell office:value-type="float" office:value="53272735.049999997" table:style-name="ce14">
            <text:p>53.272.735<text:s/></text:p>
          </table:table-cell>
          <table:table-cell office:value-type="float" office:value="12508676.140000001" table:style-name="ce14">
            <text:p>12.508.676<text:s/></text:p>
          </table:table-cell>
          <table:table-cell office:value-type="float" office:value="336931368.58999997" table:style-name="ce14">
            <text:p>336.931.369<text:s/></text:p>
          </table:table-cell>
          <table:table-cell office:value-type="float" office:value="867997694.90999997" table:style-name="ce14">
            <text:p>867.997.695<text:s/></text:p>
          </table:table-cell>
          <table:table-cell office:value-type="float" office:value="19246675.629999999" table:style-name="ce14">
            <text:p>19.246.676<text:s/></text:p>
          </table:table-cell>
          <table:table-cell office:value-type="float" office:value="25124375.670000002" table:style-name="ce14">
            <text:p>25.124.376<text:s/></text:p>
          </table:table-cell>
          <table:table-cell office:value-type="float" office:value="2883261.07" table:style-name="ce14">
            <text:p>2.883.261<text:s/></text:p>
          </table:table-cell>
          <table:table-cell office:value-type="float" office:value="163098494.41999999" table:style-name="ce14">
            <text:p>163.098.494<text:s/></text:p>
          </table:table-cell>
          <table:table-cell office:value-type="float" office:value="115321736.91" table:style-name="ce14">
            <text:p>115.321.737<text:s/></text:p>
          </table:table-cell>
          <table:table-cell office:value-type="float" office:value="13351493.57" table:style-name="ce14">
            <text:p>13.351.494<text:s/></text:p>
          </table:table-cell>
          <table:table-cell office:value-type="float" office:value="2732709313" table:style-name="ce14">
            <text:p>2.732.709.313<text:s/></text:p>
          </table:table-cell>
          <table:table-cell office:value-type="float" office:value="6120605.1799999997" table:style-name="ce14">
            <text:p>6.120.605<text:s/></text:p>
          </table:table-cell>
          <table:table-cell office:value-type="float" office:value="5705451087.4400005" table:style-name="ce15">
            <text:p>5.705.451.0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0" table:style-name="ce14">
            <text:p>-<text:s/></text:p>
          </table:table-cell>
          <table:table-cell office:value-type="float" office:value="37824.93" table:style-name="ce14">
            <text:p>37.825<text:s/></text:p>
          </table:table-cell>
          <table:table-cell office:value-type="float" office:value="184647.69" table:style-name="ce14">
            <text:p>184.648<text:s/></text:p>
          </table:table-cell>
          <table:table-cell office:value-type="float" office:value="552.66" table:style-name="ce14">
            <text:p>553<text:s/></text:p>
          </table:table-cell>
          <table:table-cell office:value-type="float" office:value="1141600.33" table:style-name="ce14">
            <text:p>1.141.600<text:s/></text:p>
          </table:table-cell>
          <table:table-cell office:value-type="float" office:value="50110501.810000002" table:style-name="ce14">
            <text:p>50.110.502<text:s/></text:p>
          </table:table-cell>
          <table:table-cell office:value-type="float" office:value="235215925.28999999" table:style-name="ce14">
            <text:p>235.215.925<text:s/></text:p>
          </table:table-cell>
          <table:table-cell office:value-type="float" office:value="3593334.94" table:style-name="ce14">
            <text:p>3.593.335<text:s/></text:p>
          </table:table-cell>
          <table:table-cell office:value-type="float" office:value="182306.16" table:style-name="ce14">
            <text:p>182.306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0267039.779999999" table:style-name="ce14">
            <text:p>10.267.040<text:s/></text:p>
          </table:table-cell>
          <table:table-cell office:value-type="float" office:value="51371.29" table:style-name="ce14">
            <text:p>51.371<text:s/></text:p>
          </table:table-cell>
          <table:table-cell office:value-type="float" office:value="181048.47" table:style-name="ce14">
            <text:p>181.048<text:s/></text:p>
          </table:table-cell>
          <table:table-cell office:value-type="float" office:value="67095907" table:style-name="ce14">
            <text:p>67.095.907<text:s/></text:p>
          </table:table-cell>
          <table:table-cell office:value-type="float" office:value="514.63" table:style-name="ce14">
            <text:p>515<text:s/></text:p>
          </table:table-cell>
          <table:table-cell office:value-type="float" office:value="4461134.7699999996" table:style-name="ce14">
            <text:p>4.461.13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17494751.45" table:style-name="ce14">
            <text:p>117.494.751<text:s/></text:p>
          </table:table-cell>
          <table:table-cell office:value-type="float" office:value="376410019.42000002" table:style-name="ce14">
            <text:p>376.410.019<text:s/></text:p>
          </table:table-cell>
          <table:table-cell office:value-type="float" office:value="63808" table:style-name="ce14">
            <text:p>63.808<text:s/></text:p>
          </table:table-cell>
          <table:table-cell office:value-type="float" office:value="270.57" table:style-name="ce14">
            <text:p>271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7368307.43" table:style-name="ce14">
            <text:p>27.368.307<text:s/></text:p>
          </table:table-cell>
          <table:table-cell office:value-type="float" office:value="813134.53" table:style-name="ce14">
            <text:p>813.135<text:s/></text:p>
          </table:table-cell>
          <table:table-cell office:value-type="float" office:value="1657632.94" table:style-name="ce14">
            <text:p>1.657.633<text:s/></text:p>
          </table:table-cell>
          <table:table-cell office:value-type="float" office:value="1315222325.95" table:style-name="ce14">
            <text:p>1.315.222.326<text:s/></text:p>
          </table:table-cell>
          <table:table-cell office:value-type="float" office:value="4308.22" table:style-name="ce14">
            <text:p>4.308<text:s/></text:p>
          </table:table-cell>
          <table:table-cell office:value-type="float" office:value="2211558268.2599998" table:style-name="ce15">
            <text:p>2.211.558.2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3394397.4499999997" table:style-name="ce14">
            <text:p>3.394.397<text:s/></text:p>
          </table:table-cell>
          <table:table-cell office:value-type="float" office:value="10953120.49" table:style-name="ce14">
            <text:p>10.953.120<text:s/></text:p>
          </table:table-cell>
          <table:table-cell office:value-type="float" office:value="206882730.91" table:style-name="ce14">
            <text:p>206.882.731<text:s/></text:p>
          </table:table-cell>
          <table:table-cell office:value-type="float" office:value="1729394.76" table:style-name="ce14">
            <text:p>1.729.395<text:s/></text:p>
          </table:table-cell>
          <table:table-cell office:value-type="float" office:value="81742506.519999996" table:style-name="ce14">
            <text:p>81.742.507<text:s/></text:p>
          </table:table-cell>
          <table:table-cell office:value-type="float" office:value="54935060.009999998" table:style-name="ce14">
            <text:p>54.935.060<text:s/></text:p>
          </table:table-cell>
          <table:table-cell office:value-type="float" office:value="174941294.06999999" table:style-name="ce14">
            <text:p>174.941.294<text:s/></text:p>
          </table:table-cell>
          <table:table-cell office:value-type="float" office:value="57820209.310000002" table:style-name="ce14">
            <text:p>57.820.209<text:s/></text:p>
          </table:table-cell>
          <table:table-cell office:value-type="float" office:value="63129070.349999994" table:style-name="ce14">
            <text:p>63.129.070<text:s/></text:p>
          </table:table-cell>
          <table:table-cell office:value-type="float" office:value="19272904.860000003" table:style-name="ce14">
            <text:p>19.272.905<text:s/></text:p>
          </table:table-cell>
          <table:table-cell office:value-type="float" office:value="194850643.16000003" table:style-name="ce14">
            <text:p>194.850.643<text:s/></text:p>
          </table:table-cell>
          <table:table-cell office:value-type="float" office:value="24590568.850000001" table:style-name="ce14">
            <text:p>24.590.569<text:s/></text:p>
          </table:table-cell>
          <table:table-cell office:value-type="float" office:value="42050873.82" table:style-name="ce14">
            <text:p>42.050.874<text:s/></text:p>
          </table:table-cell>
          <table:table-cell office:value-type="float" office:value="38108977.079999998" table:style-name="ce14">
            <text:p>38.108.977<text:s/></text:p>
          </table:table-cell>
          <table:table-cell office:value-type="float" office:value="14420330.68" table:style-name="ce14">
            <text:p>14.420.331<text:s/></text:p>
          </table:table-cell>
          <table:table-cell office:value-type="float" office:value="48811600.280000001" table:style-name="ce14">
            <text:p>48.811.600<text:s/></text:p>
          </table:table-cell>
          <table:table-cell office:value-type="float" office:value="12508676.140000001" table:style-name="ce14">
            <text:p>12.508.676<text:s/></text:p>
          </table:table-cell>
          <table:table-cell office:value-type="float" office:value="219436617.13999999" table:style-name="ce14">
            <text:p>219.436.617<text:s/></text:p>
          </table:table-cell>
          <table:table-cell office:value-type="float" office:value="491587675.48999995" table:style-name="ce14">
            <text:p>491.587.675<text:s/></text:p>
          </table:table-cell>
          <table:table-cell office:value-type="float" office:value="19182867.629999999" table:style-name="ce14">
            <text:p>19.182.868<text:s/></text:p>
          </table:table-cell>
          <table:table-cell office:value-type="float" office:value="25124105.099999998" table:style-name="ce14">
            <text:p>25.124.105<text:s/></text:p>
          </table:table-cell>
          <table:table-cell office:value-type="float" office:value="2883261.0700000003" table:style-name="ce14">
            <text:p>2.883.261<text:s/></text:p>
          </table:table-cell>
          <table:table-cell office:value-type="float" office:value="135730186.99000001" table:style-name="ce14">
            <text:p>135.730.187<text:s/></text:p>
          </table:table-cell>
          <table:table-cell office:value-type="float" office:value="114508602.38" table:style-name="ce14">
            <text:p>114.508.602<text:s/></text:p>
          </table:table-cell>
          <table:table-cell office:value-type="float" office:value="11693860.629999999" table:style-name="ce14">
            <text:p>11.693.861<text:s/></text:p>
          </table:table-cell>
          <table:table-cell office:value-type="float" office:value="1417486987.0500002" table:style-name="ce14">
            <text:p>1.417.486.987<text:s/></text:p>
          </table:table-cell>
          <table:table-cell office:value-type="float" office:value="6116296.96" table:style-name="ce14">
            <text:p>6.116.297<text:s/></text:p>
          </table:table-cell>
          <table:table-cell office:value-type="float" office:value="3493892819.1800003" table:style-name="ce15">
            <text:p>3.493.892.81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4">
            <text:p>-<text:s/></text:p>
          </table:table-cell>
          <table:table-cell office:value-type="float" office:value="13488.96" table:style-name="ce14">
            <text:p>13.489<text:s/></text:p>
          </table:table-cell>
          <table:table-cell office:value-type="float" office:value="664848.75" table:style-name="ce14">
            <text:p>664.84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933765.4" table:style-name="ce14">
            <text:p>12.933.76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32914.6" table:style-name="ce14">
            <text:p>32.915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24703200.739999998" table:style-name="ce14">
            <text:p>24.703.201<text:s/></text:p>
          </table:table-cell>
          <table:table-cell office:value-type="float" office:value="152.96" table:style-name="ce14">
            <text:p>153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67858.2" table:style-name="ce14">
            <text:p>67.85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5763444.15" table:style-name="ce14">
            <text:p>15.763.444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12998814.57" table:style-name="ce14">
            <text:p>12.998.815<text:s/></text:p>
          </table:table-cell>
          <table:table-cell office:value-type="float" office:value="379299778.91000003" table:style-name="ce14">
            <text:p>379.299.779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938056.54" table:style-name="ce14">
            <text:p>4.938.057<text:s/></text:p>
          </table:table-cell>
          <table:table-cell office:value-type="float" office:value="30.11" table:style-name="ce14">
            <text:p>30<text:s/></text:p>
          </table:table-cell>
          <table:table-cell office:value-type="float" office:value="4725.2299999999996" table:style-name="ce14">
            <text:p>4.725<text:s/></text:p>
          </table:table-cell>
          <table:table-cell office:value-type="float" office:value="8605588.3599999994" table:style-name="ce14">
            <text:p>8.605.588<text:s/></text:p>
          </table:table-cell>
          <table:table-cell office:value-type="float" office:value="0" table:style-name="ce14">
            <text:p>-<text:s/></text:p>
          </table:table-cell>
          <table:table-cell office:value-type="float" office:value="460026667.48000008" table:style-name="ce15">
            <text:p>460.026.6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5581935.7400000002" table:style-name="ce14">
            <text:p>5.581.936<text:s/></text:p>
          </table:table-cell>
          <table:table-cell office:value-type="float" office:value="17663099.460000001" table:style-name="ce14">
            <text:p>17.663.099<text:s/></text:p>
          </table:table-cell>
          <table:table-cell office:value-type="float" office:value="18441277.73" table:style-name="ce14">
            <text:p>18.441.278<text:s/></text:p>
          </table:table-cell>
          <table:table-cell office:value-type="float" office:value="14912146.109999999" table:style-name="ce14">
            <text:p>14.912.146<text:s/></text:p>
          </table:table-cell>
          <table:table-cell office:value-type="float" office:value="46514476.280000001" table:style-name="ce14">
            <text:p>46.514.476<text:s/></text:p>
          </table:table-cell>
          <table:table-cell office:value-type="float" office:value="37094663.399999999" table:style-name="ce14">
            <text:p>37.094.663<text:s/></text:p>
          </table:table-cell>
          <table:table-cell office:value-type="float" office:value="1163353801.5999999" table:style-name="ce14">
            <text:p>1.163.353.802<text:s/></text:p>
          </table:table-cell>
          <table:table-cell office:value-type="float" office:value="23473126.309999999" table:style-name="ce14">
            <text:p>23.473.126<text:s/></text:p>
          </table:table-cell>
          <table:table-cell office:value-type="float" office:value="30721481.309999999" table:style-name="ce14">
            <text:p>30.721.481<text:s/></text:p>
          </table:table-cell>
          <table:table-cell office:value-type="float" office:value="12016202.789999999" table:style-name="ce14">
            <text:p>12.016.203<text:s/></text:p>
          </table:table-cell>
          <table:table-cell office:value-type="float" office:value="124228767.06" table:style-name="ce14">
            <text:p>124.228.767<text:s/></text:p>
          </table:table-cell>
          <table:table-cell office:value-type="float" office:value="17281441.59" table:style-name="ce14">
            <text:p>17.281.442<text:s/></text:p>
          </table:table-cell>
          <table:table-cell office:value-type="float" office:value="23794467.920000002" table:style-name="ce14">
            <text:p>23.794.468<text:s/></text:p>
          </table:table-cell>
          <table:table-cell office:value-type="float" office:value="31116423.899999999" table:style-name="ce14">
            <text:p>31.116.424<text:s/></text:p>
          </table:table-cell>
          <table:table-cell office:value-type="float" office:value="38714753.890000001" table:style-name="ce14">
            <text:p>38.714.754<text:s/></text:p>
          </table:table-cell>
          <table:table-cell office:value-type="float" office:value="56266807.520000003" table:style-name="ce14">
            <text:p>56.266.808<text:s/></text:p>
          </table:table-cell>
          <table:table-cell office:value-type="float" office:value="15726642.76" table:style-name="ce14">
            <text:p>15.726.643<text:s/></text:p>
          </table:table-cell>
          <table:table-cell office:value-type="float" office:value="55171686.75" table:style-name="ce14">
            <text:p>55.171.687<text:s/></text:p>
          </table:table-cell>
          <table:table-cell office:value-type="float" office:value="246266922.41" table:style-name="ce14">
            <text:p>246.266.922<text:s/></text:p>
          </table:table-cell>
          <table:table-cell office:value-type="float" office:value="29497723.399999999" table:style-name="ce14">
            <text:p>29.497.723<text:s/></text:p>
          </table:table-cell>
          <table:table-cell office:value-type="float" office:value="15392815.98" table:style-name="ce14">
            <text:p>15.392.816<text:s/></text:p>
          </table:table-cell>
          <table:table-cell office:value-type="float" office:value="11815579.130000001" table:style-name="ce14">
            <text:p>11.815.579<text:s/></text:p>
          </table:table-cell>
          <table:table-cell office:value-type="float" office:value="90649453.569999993" table:style-name="ce14">
            <text:p>90.649.454<text:s/></text:p>
          </table:table-cell>
          <table:table-cell office:value-type="float" office:value="42689779.119999997" table:style-name="ce14">
            <text:p>42.689.779<text:s/></text:p>
          </table:table-cell>
          <table:table-cell office:value-type="float" office:value="15182911.17" table:style-name="ce14">
            <text:p>15.182.911<text:s/></text:p>
          </table:table-cell>
          <table:table-cell office:value-type="float" office:value="109471191.69" table:style-name="ce14">
            <text:p>109.471.192<text:s/></text:p>
          </table:table-cell>
          <table:table-cell office:value-type="float" office:value="7299432.0199999996" table:style-name="ce14">
            <text:p>7.299.432<text:s/></text:p>
          </table:table-cell>
          <table:table-cell office:value-type="float" office:value="2300339010.6100001" table:style-name="ce15">
            <text:p>2.300.339.01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1846336.58" table:style-name="ce14">
            <text:p>1.846.337<text:s/></text:p>
          </table:table-cell>
          <table:table-cell office:value-type="float" office:value="5460871.9399999995" table:style-name="ce14">
            <text:p>5.460.872<text:s/></text:p>
          </table:table-cell>
          <table:table-cell office:value-type="float" office:value="16545919.890000001" table:style-name="ce14">
            <text:p>16.545.920<text:s/></text:p>
          </table:table-cell>
          <table:table-cell office:value-type="float" office:value="2076897.8599999999" table:style-name="ce14">
            <text:p>2.076.898<text:s/></text:p>
          </table:table-cell>
          <table:table-cell office:value-type="float" office:value="27426687.800000001" table:style-name="ce14">
            <text:p>27.426.688<text:s/></text:p>
          </table:table-cell>
          <table:table-cell office:value-type="float" office:value="26197476.949999999" table:style-name="ce14">
            <text:p>26.197.477<text:s/></text:p>
          </table:table-cell>
          <table:table-cell office:value-type="float" office:value="460969764.00000006" table:style-name="ce14">
            <text:p>460.969.764<text:s/></text:p>
          </table:table-cell>
          <table:table-cell office:value-type="float" office:value="20081859.449999999" table:style-name="ce14">
            <text:p>20.081.859<text:s/></text:p>
          </table:table-cell>
          <table:table-cell office:value-type="float" office:value="26024829.890000001" table:style-name="ce14">
            <text:p>26.024.830<text:s/></text:p>
          </table:table-cell>
          <table:table-cell office:value-type="float" office:value="5511904.9199999999" table:style-name="ce14">
            <text:p>5.511.905<text:s/></text:p>
          </table:table-cell>
          <table:table-cell office:value-type="float" office:value="67580430.300000012" table:style-name="ce14">
            <text:p>67.580.430<text:s/></text:p>
          </table:table-cell>
          <table:table-cell office:value-type="float" office:value="9429768.1500000004" table:style-name="ce14">
            <text:p>9.429.768<text:s/></text:p>
          </table:table-cell>
          <table:table-cell office:value-type="float" office:value="11937058.880000001" table:style-name="ce14">
            <text:p>11.937.059<text:s/></text:p>
          </table:table-cell>
          <table:table-cell office:value-type="float" office:value="13345648.649999999" table:style-name="ce14">
            <text:p>13.345.649<text:s/></text:p>
          </table:table-cell>
          <table:table-cell office:value-type="float" office:value="7632368" table:style-name="ce14">
            <text:p>7.632.368<text:s/></text:p>
          </table:table-cell>
          <table:table-cell office:value-type="float" office:value="27051431.199999999" table:style-name="ce14">
            <text:p>27.051.431<text:s/></text:p>
          </table:table-cell>
          <table:table-cell office:value-type="float" office:value="3917358.05" table:style-name="ce14">
            <text:p>3.917.358<text:s/></text:p>
          </table:table-cell>
          <table:table-cell office:value-type="float" office:value="66886393.459999993" table:style-name="ce14">
            <text:p>66.886.393<text:s/></text:p>
          </table:table-cell>
          <table:table-cell office:value-type="float" office:value="329030609.96000004" table:style-name="ce14">
            <text:p>329.030.610<text:s/></text:p>
          </table:table-cell>
          <table:table-cell office:value-type="float" office:value="6230904.8300000001" table:style-name="ce14">
            <text:p>6.230.905<text:s/></text:p>
          </table:table-cell>
          <table:table-cell office:value-type="float" office:value="49409012.559999995" table:style-name="ce14">
            <text:p>49.409.013<text:s/></text:p>
          </table:table-cell>
          <table:table-cell office:value-type="float" office:value="951666.17999999993" table:style-name="ce14">
            <text:p>951.666<text:s/></text:p>
          </table:table-cell>
          <table:table-cell office:value-type="float" office:value="60294212.520000003" table:style-name="ce14">
            <text:p>60.294.213<text:s/></text:p>
          </table:table-cell>
          <table:table-cell office:value-type="float" office:value="52149772.990000002" table:style-name="ce14">
            <text:p>52.149.773<text:s/></text:p>
          </table:table-cell>
          <table:table-cell office:value-type="float" office:value="5448093.3499999996" table:style-name="ce14">
            <text:p>5.448.093<text:s/></text:p>
          </table:table-cell>
          <table:table-cell office:value-type="float" office:value="526935616.60000002" table:style-name="ce14">
            <text:p>526.935.617<text:s/></text:p>
          </table:table-cell>
          <table:table-cell office:value-type="float" office:value="2919563.56" table:style-name="ce14">
            <text:p>2.919.564<text:s/></text:p>
          </table:table-cell>
          <table:table-cell office:value-type="float" office:value="1833292458.52" table:style-name="ce15">
            <text:p>1.833.292.459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19">
            <text:p>SUBTOTAL [A]</text:p>
          </table:table-cell>
          <table:table-cell office:value-type="float" office:value="34923007.859999999" table:style-name="ce20">
            <text:p>34.923.008<text:s/></text:p>
          </table:table-cell>
          <table:table-cell office:value-type="float" office:value="149221473.79999998" table:style-name="ce20">
            <text:p>149.221.474<text:s/></text:p>
          </table:table-cell>
          <table:table-cell office:value-type="float" office:value="915932927" table:style-name="ce20">
            <text:p>915.932.927<text:s/></text:p>
          </table:table-cell>
          <table:table-cell office:value-type="float" office:value="37996368.890000001" table:style-name="ce20">
            <text:p>37.996.369<text:s/></text:p>
          </table:table-cell>
          <table:table-cell office:value-type="float" office:value="1150833074.55" table:style-name="ce20">
            <text:p>1.150.833.075<text:s/></text:p>
          </table:table-cell>
          <table:table-cell office:value-type="float" office:value="814723532.94999993" table:style-name="ce20">
            <text:p>814.723.533<text:s/></text:p>
          </table:table-cell>
          <table:table-cell office:value-type="float" office:value="7220611081.0999994" table:style-name="ce20">
            <text:p>7.220.611.081<text:s/></text:p>
          </table:table-cell>
          <table:table-cell office:value-type="float" office:value="995011178.38999987" table:style-name="ce20">
            <text:p>995.011.178<text:s/></text:p>
          </table:table-cell>
          <table:table-cell office:value-type="float" office:value="660310353.06000006" table:style-name="ce20">
            <text:p>660.310.353<text:s/></text:p>
          </table:table-cell>
          <table:table-cell office:value-type="float" office:value="343051714.93000001" table:style-name="ce20">
            <text:p>343.051.715<text:s/></text:p>
          </table:table-cell>
          <table:table-cell office:value-type="float" office:value="2973378553.6199999" table:style-name="ce20">
            <text:p>2.973.378.554<text:s/></text:p>
          </table:table-cell>
          <table:table-cell office:value-type="float" office:value="248737112.33000004" table:style-name="ce20">
            <text:p>248.737.112<text:s/></text:p>
          </table:table-cell>
          <table:table-cell office:value-type="float" office:value="353739652.24000001" table:style-name="ce20">
            <text:p>353.739.652<text:s/></text:p>
          </table:table-cell>
          <table:table-cell office:value-type="float" office:value="535721996.53999996" table:style-name="ce20">
            <text:p>535.721.997<text:s/></text:p>
          </table:table-cell>
          <table:table-cell office:value-type="float" office:value="222836539.25" table:style-name="ce20">
            <text:p>222.836.539<text:s/></text:p>
          </table:table-cell>
          <table:table-cell office:value-type="float" office:value="1090869833.5699999" table:style-name="ce20">
            <text:p>1.090.869.834<text:s/></text:p>
          </table:table-cell>
          <table:table-cell office:value-type="float" office:value="127549132.30000001" table:style-name="ce20">
            <text:p>127.549.132<text:s/></text:p>
          </table:table-cell>
          <table:table-cell office:value-type="float" office:value="3365933066.0500002" table:style-name="ce20">
            <text:p>3.365.933.066<text:s/></text:p>
          </table:table-cell>
          <table:table-cell office:value-type="float" office:value="10144318870.969999" table:style-name="ce20">
            <text:p>10.144.318.871<text:s/></text:p>
          </table:table-cell>
          <table:table-cell office:value-type="float" office:value="214157009.44" table:style-name="ce20">
            <text:p>214.157.009<text:s/></text:p>
          </table:table-cell>
          <table:table-cell office:value-type="float" office:value="182676586.84" table:style-name="ce20">
            <text:p>182.676.587<text:s/></text:p>
          </table:table-cell>
          <table:table-cell office:value-type="float" office:value="39651325.289999999" table:style-name="ce20">
            <text:p>39.651.325<text:s/></text:p>
          </table:table-cell>
          <table:table-cell office:value-type="float" office:value="2646034239.4399996" table:style-name="ce20">
            <text:p>2.646.034.239<text:s/></text:p>
          </table:table-cell>
          <table:table-cell office:value-type="float" office:value="2099216392.0000002" table:style-name="ce20">
            <text:p>2.099.216.392<text:s/></text:p>
          </table:table-cell>
          <table:table-cell office:value-type="float" office:value="144500604.06" table:style-name="ce20">
            <text:p>144.500.604<text:s/></text:p>
          </table:table-cell>
          <table:table-cell office:value-type="float" office:value="27874564698.869999" table:style-name="ce20">
            <text:p>27.874.564.699<text:s/></text:p>
          </table:table-cell>
          <table:table-cell office:value-type="float" office:value="64906581.570000008" table:style-name="ce20">
            <text:p>64.906.582<text:s/></text:p>
          </table:table-cell>
          <table:table-cell office:value-type="float" office:value="64651406906.909996" table:style-name="ce21">
            <text:p>64.651.406.907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3">
            <text:p>RECEITA PREVIDENCIÁRIA [B]</text:p>
          </table:table-cell>
          <table:table-cell office:value-type="float" office:value="53187250.477053821" table:style-name="ce24">
            <text:p>53.187.250<text:s/></text:p>
          </table:table-cell>
          <table:table-cell office:value-type="float" office:value="142273865.35706979" table:style-name="ce24">
            <text:p>142.273.865<text:s/></text:p>
          </table:table-cell>
          <table:table-cell office:value-type="float" office:value="198408997.07471997" table:style-name="ce24">
            <text:p>198.408.997<text:s/></text:p>
          </table:table-cell>
          <table:table-cell office:value-type="float" office:value="33243514.95833372" table:style-name="ce24">
            <text:p>33.243.515<text:s/></text:p>
          </table:table-cell>
          <table:table-cell office:value-type="float" office:value="726800541.08091307" table:style-name="ce24">
            <text:p>726.800.541<text:s/></text:p>
          </table:table-cell>
          <table:table-cell office:value-type="float" office:value="539707982.29089546" table:style-name="ce24">
            <text:p>539.707.982<text:s/></text:p>
          </table:table-cell>
          <table:table-cell office:value-type="float" office:value="1558453205.5878575" table:style-name="ce24">
            <text:p>1.558.453.206<text:s/></text:p>
          </table:table-cell>
          <table:table-cell office:value-type="float" office:value="434740164.71039385" table:style-name="ce24">
            <text:p>434.740.165<text:s/></text:p>
          </table:table-cell>
          <table:table-cell office:value-type="float" office:value="402756502.94351733" table:style-name="ce24">
            <text:p>402.756.503<text:s/></text:p>
          </table:table-cell>
          <table:table-cell office:value-type="float" office:value="207341184.7416929" table:style-name="ce24">
            <text:p>207.341.185<text:s/></text:p>
          </table:table-cell>
          <table:table-cell office:value-type="float" office:value="2121163666.5665469" table:style-name="ce24">
            <text:p>2.121.163.667<text:s/></text:p>
          </table:table-cell>
          <table:table-cell office:value-type="float" office:value="236524220.93611684" table:style-name="ce24">
            <text:p>236.524.221<text:s/></text:p>
          </table:table-cell>
          <table:table-cell office:value-type="float" office:value="285789228.64218456" table:style-name="ce24">
            <text:p>285.789.229<text:s/></text:p>
          </table:table-cell>
          <table:table-cell office:value-type="float" office:value="352576848.51892215" table:style-name="ce24">
            <text:p>352.576.849<text:s/></text:p>
          </table:table-cell>
          <table:table-cell office:value-type="float" office:value="197400570.52856794" table:style-name="ce24">
            <text:p>197.400.571<text:s/></text:p>
          </table:table-cell>
          <table:table-cell office:value-type="float" office:value="620207953.02972519" table:style-name="ce24">
            <text:p>620.207.953<text:s/></text:p>
          </table:table-cell>
          <table:table-cell office:value-type="float" office:value="121962007.84866199" table:style-name="ce24">
            <text:p>121.962.008<text:s/></text:p>
          </table:table-cell>
          <table:table-cell office:value-type="float" office:value="1757606795.6468191" table:style-name="ce24">
            <text:p>1.757.606.796<text:s/></text:p>
          </table:table-cell>
          <table:table-cell office:value-type="float" office:value="3554160390.8779416" table:style-name="ce24">
            <text:p>3.554.160.391<text:s/></text:p>
          </table:table-cell>
          <table:table-cell office:value-type="float" office:value="168446370.73633075" table:style-name="ce24">
            <text:p>168.446.371<text:s/></text:p>
          </table:table-cell>
          <table:table-cell office:value-type="float" office:value="94695923.340018123" table:style-name="ce24">
            <text:p>94.695.923<text:s/></text:p>
          </table:table-cell>
          <table:table-cell office:value-type="float" office:value="30223807.096183207" table:style-name="ce24">
            <text:p>30.223.807<text:s/></text:p>
          </table:table-cell>
          <table:table-cell office:value-type="float" office:value="1945640835.5454974" table:style-name="ce24">
            <text:p>1.945.640.836<text:s/></text:p>
          </table:table-cell>
          <table:table-cell office:value-type="float" office:value="1233889395.6195097" table:style-name="ce24">
            <text:p>1.233.889.396<text:s/></text:p>
          </table:table-cell>
          <table:table-cell office:value-type="float" office:value="137766367.5568983" table:style-name="ce24">
            <text:p>137.766.368<text:s/></text:p>
          </table:table-cell>
          <table:table-cell office:value-type="float" office:value="12667262687.441364" table:style-name="ce24">
            <text:p>12.667.262.687<text:s/></text:p>
          </table:table-cell>
          <table:table-cell office:value-type="float" office:value="62707369.406265989" table:style-name="ce24">
            <text:p>62.707.369<text:s/></text:p>
          </table:table-cell>
          <table:table-cell office:value-type="float" office:value="29884937648.559998" table:style-name="ce25">
            <text:p>29.884.937.64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PRÓPRIA</text:p>
          </table:table-cell>
          <table:table-cell office:value-type="float" office:value="50402319.268240549" table:style-name="ce27">
            <text:p>50.402.319<text:s/></text:p>
          </table:table-cell>
          <table:table-cell office:value-type="float" office:value="134268942.56440893" table:style-name="ce27">
            <text:p>134.268.943<text:s/></text:p>
          </table:table-cell>
          <table:table-cell office:value-type="float" office:value="179620553.68879047" table:style-name="ce27">
            <text:p>179.620.554<text:s/></text:p>
          </table:table-cell>
          <table:table-cell office:value-type="float" office:value="31584438.17280012" table:style-name="ce27">
            <text:p>31.584.438<text:s/></text:p>
          </table:table-cell>
          <table:table-cell office:value-type="float" office:value="670269131.4554131" table:style-name="ce27">
            <text:p>670.269.131<text:s/></text:p>
          </table:table-cell>
          <table:table-cell office:value-type="float" office:value="489755602.23001599" table:style-name="ce27">
            <text:p>489.755.602<text:s/></text:p>
          </table:table-cell>
          <table:table-cell office:value-type="float" office:value="1427139116.1109147" table:style-name="ce27">
            <text:p>1.427.139.116<text:s/></text:p>
          </table:table-cell>
          <table:table-cell office:value-type="float" office:value="397775691.78054404" table:style-name="ce27">
            <text:p>397.775.692<text:s/></text:p>
          </table:table-cell>
          <table:table-cell office:value-type="float" office:value="370299182.70808119" table:style-name="ce27">
            <text:p>370.299.183<text:s/></text:p>
          </table:table-cell>
          <table:table-cell office:value-type="float" office:value="194255253.56748781" table:style-name="ce27">
            <text:p>194.255.254<text:s/></text:p>
          </table:table-cell>
          <table:table-cell office:value-type="float" office:value="1929426252.24719" table:style-name="ce27">
            <text:p>1.929.426.252<text:s/></text:p>
          </table:table-cell>
          <table:table-cell office:value-type="float" office:value="217328102.04846895" table:style-name="ce27">
            <text:p>217.328.102<text:s/></text:p>
          </table:table-cell>
          <table:table-cell office:value-type="float" office:value="258752032.03354153" table:style-name="ce27">
            <text:p>258.752.032<text:s/></text:p>
          </table:table-cell>
          <table:table-cell office:value-type="float" office:value="326928820.87231481" table:style-name="ce27">
            <text:p>326.928.821<text:s/></text:p>
          </table:table-cell>
          <table:table-cell office:value-type="float" office:value="186069394.79703909" table:style-name="ce27">
            <text:p>186.069.395<text:s/></text:p>
          </table:table-cell>
          <table:table-cell office:value-type="float" office:value="561458260.45618439" table:style-name="ce27">
            <text:p>561.458.260<text:s/></text:p>
          </table:table-cell>
          <table:table-cell office:value-type="float" office:value="115031345.27696402" table:style-name="ce27">
            <text:p>115.031.345<text:s/></text:p>
          </table:table-cell>
          <table:table-cell office:value-type="float" office:value="1589864293.1619241" table:style-name="ce27">
            <text:p>1.589.864.293<text:s/></text:p>
          </table:table-cell>
          <table:table-cell office:value-type="float" office:value="3192439357.1872058" table:style-name="ce27">
            <text:p>3.192.439.357<text:s/></text:p>
          </table:table-cell>
          <table:table-cell office:value-type="float" office:value="156104002.95144793" table:style-name="ce27">
            <text:p>156.104.003<text:s/></text:p>
          </table:table-cell>
          <table:table-cell office:value-type="float" office:value="87777329.081190452" table:style-name="ce27">
            <text:p>87.777.329<text:s/></text:p>
          </table:table-cell>
          <table:table-cell office:value-type="float" office:value="28549984.974828221" table:style-name="ce27">
            <text:p>28.549.985<text:s/></text:p>
          </table:table-cell>
          <table:table-cell office:value-type="float" office:value="1767963699.0710468" table:style-name="ce27">
            <text:p>1.767.963.699<text:s/></text:p>
          </table:table-cell>
          <table:table-cell office:value-type="float" office:value="1115780988.8263447" table:style-name="ce27">
            <text:p>1.115.780.989<text:s/></text:p>
          </table:table-cell>
          <table:table-cell office:value-type="float" office:value="128560685.09335464" table:style-name="ce27">
            <text:p>128.560.685<text:s/></text:p>
          </table:table-cell>
          <table:table-cell office:value-type="float" office:value="11280130178.490944" table:style-name="ce27">
            <text:p>11.280.130.178<text:s/></text:p>
          </table:table-cell>
          <table:table-cell office:value-type="float" office:value="58151260.493314549" table:style-name="ce27">
            <text:p>58.151.260<text:s/></text:p>
          </table:table-cell>
          <table:table-cell office:value-type="float" office:value="26945686218.610001" table:style-name="ce28">
            <text:p>26.945.686.219<text:s/></text:p>
          </table:table-cell>
          <table:table-cell table:style-name="ce16"/>
          <table:table-cell table:number-columns-repeated="16354" table:style-name="ce22"/>
        </table:table-row>
        <table:table-row table:style-name="ro9">
          <table:table-cell office:value-type="string" table:style-name="ce26">
            <text:p><text:s text:c="3"/>DEMAIS</text:p>
          </table:table-cell>
          <table:table-cell office:value-type="float" office:value="2784931.2088132692" table:style-name="ce27">
            <text:p>2.784.931<text:s/></text:p>
          </table:table-cell>
          <table:table-cell office:value-type="float" office:value="8004922.7926608492" table:style-name="ce27">
            <text:p>8.004.923<text:s/></text:p>
          </table:table-cell>
          <table:table-cell office:value-type="float" office:value="18788443.385929506" table:style-name="ce27">
            <text:p>18.788.443<text:s/></text:p>
          </table:table-cell>
          <table:table-cell office:value-type="float" office:value="1659076.7855336007" table:style-name="ce27">
            <text:p>1.659.077<text:s/></text:p>
          </table:table-cell>
          <table:table-cell office:value-type="float" office:value="56531409.625499994" table:style-name="ce27">
            <text:p>56.531.410<text:s/></text:p>
          </table:table-cell>
          <table:table-cell office:value-type="float" office:value="49952380.060879409" table:style-name="ce27">
            <text:p>49.952.380<text:s/></text:p>
          </table:table-cell>
          <table:table-cell office:value-type="float" office:value="131314089.47694288" table:style-name="ce27">
            <text:p>131.314.089<text:s/></text:p>
          </table:table-cell>
          <table:table-cell office:value-type="float" office:value="36964472.929849826" table:style-name="ce27">
            <text:p>36.964.473<text:s/></text:p>
          </table:table-cell>
          <table:table-cell office:value-type="float" office:value="32457320.235436112" table:style-name="ce27">
            <text:p>32.457.320<text:s/></text:p>
          </table:table-cell>
          <table:table-cell office:value-type="float" office:value="13085931.174205089" table:style-name="ce27">
            <text:p>13.085.931<text:s/></text:p>
          </table:table-cell>
          <table:table-cell office:value-type="float" office:value="191737414.31935701" table:style-name="ce27">
            <text:p>191.737.414<text:s/></text:p>
          </table:table-cell>
          <table:table-cell office:value-type="float" office:value="19196118.887647897" table:style-name="ce27">
            <text:p>19.196.119<text:s/></text:p>
          </table:table-cell>
          <table:table-cell office:value-type="float" office:value="27037196.608643029" table:style-name="ce27">
            <text:p>27.037.197<text:s/></text:p>
          </table:table-cell>
          <table:table-cell office:value-type="float" office:value="25648027.646607358" table:style-name="ce27">
            <text:p>25.648.028<text:s/></text:p>
          </table:table-cell>
          <table:table-cell office:value-type="float" office:value="11331175.731528841" table:style-name="ce27">
            <text:p>11.331.176<text:s/></text:p>
          </table:table-cell>
          <table:table-cell office:value-type="float" office:value="58749692.573540807" table:style-name="ce27">
            <text:p>58.749.693<text:s/></text:p>
          </table:table-cell>
          <table:table-cell office:value-type="float" office:value="6930662.5716979587" table:style-name="ce27">
            <text:p>6.930.663<text:s/></text:p>
          </table:table-cell>
          <table:table-cell office:value-type="float" office:value="167742502.48489493" table:style-name="ce27">
            <text:p>167.742.502<text:s/></text:p>
          </table:table-cell>
          <table:table-cell office:value-type="float" office:value="361721033.6907357" table:style-name="ce27">
            <text:p>361.721.034<text:s/></text:p>
          </table:table-cell>
          <table:table-cell office:value-type="float" office:value="12342367.784882817" table:style-name="ce27">
            <text:p>12.342.368<text:s/></text:p>
          </table:table-cell>
          <table:table-cell office:value-type="float" office:value="6918594.258827677" table:style-name="ce27">
            <text:p>6.918.594<text:s/></text:p>
          </table:table-cell>
          <table:table-cell office:value-type="float" office:value="1673822.121354986" table:style-name="ce27">
            <text:p>1.673.822<text:s/></text:p>
          </table:table-cell>
          <table:table-cell office:value-type="float" office:value="177677136.4744505" table:style-name="ce27">
            <text:p>177.677.136<text:s/></text:p>
          </table:table-cell>
          <table:table-cell office:value-type="float" office:value="118108406.79316506" table:style-name="ce27">
            <text:p>118.108.407<text:s/></text:p>
          </table:table-cell>
          <table:table-cell office:value-type="float" office:value="9205682.4635436479" table:style-name="ce27">
            <text:p>9.205.682<text:s/></text:p>
          </table:table-cell>
          <table:table-cell office:value-type="float" office:value="1387132508.9504199" table:style-name="ce27">
            <text:p>1.387.132.509<text:s/></text:p>
          </table:table-cell>
          <table:table-cell office:value-type="float" office:value="4556108.9129514359" table:style-name="ce27">
            <text:p>4.556.109<text:s/></text:p>
          </table:table-cell>
          <table:table-cell office:value-type="float" office:value="2939251429.9499998" table:style-name="ce28">
            <text:p>2.939.251.430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ADMINISTRADAS PELA RFB [C]=[A]+[B]</text:p>
          </table:table-cell>
          <table:table-cell office:value-type="float" office:value="88110258.33705382" table:style-name="ce20">
            <text:p>88.110.258<text:s/></text:p>
          </table:table-cell>
          <table:table-cell office:value-type="float" office:value="291495339.1570698" table:style-name="ce20">
            <text:p>291.495.339<text:s/></text:p>
          </table:table-cell>
          <table:table-cell office:value-type="float" office:value="1114341924.0747199" table:style-name="ce20">
            <text:p>1.114.341.924<text:s/></text:p>
          </table:table-cell>
          <table:table-cell office:value-type="float" office:value="71239883.848333716" table:style-name="ce20">
            <text:p>71.239.884<text:s/></text:p>
          </table:table-cell>
          <table:table-cell office:value-type="float" office:value="1877633615.630913" table:style-name="ce20">
            <text:p>1.877.633.616<text:s/></text:p>
          </table:table-cell>
          <table:table-cell office:value-type="float" office:value="1354431515.2408953" table:style-name="ce20">
            <text:p>1.354.431.515<text:s/></text:p>
          </table:table-cell>
          <table:table-cell office:value-type="float" office:value="8779064286.6878567" table:style-name="ce20">
            <text:p>8.779.064.287<text:s/></text:p>
          </table:table-cell>
          <table:table-cell office:value-type="float" office:value="1429751343.1003938" table:style-name="ce20">
            <text:p>1.429.751.343<text:s/></text:p>
          </table:table-cell>
          <table:table-cell office:value-type="float" office:value="1063066856.0035174" table:style-name="ce20">
            <text:p>1.063.066.856<text:s/></text:p>
          </table:table-cell>
          <table:table-cell office:value-type="float" office:value="550392899.67169285" table:style-name="ce20">
            <text:p>550.392.900<text:s/></text:p>
          </table:table-cell>
          <table:table-cell office:value-type="float" office:value="5094542220.1865463" table:style-name="ce20">
            <text:p>5.094.542.220<text:s/></text:p>
          </table:table-cell>
          <table:table-cell office:value-type="float" office:value="485261333.26611686" table:style-name="ce20">
            <text:p>485.261.333<text:s/></text:p>
          </table:table-cell>
          <table:table-cell office:value-type="float" office:value="639528880.88218451" table:style-name="ce20">
            <text:p>639.528.881<text:s/></text:p>
          </table:table-cell>
          <table:table-cell office:value-type="float" office:value="888298845.05892205" table:style-name="ce20">
            <text:p>888.298.845<text:s/></text:p>
          </table:table-cell>
          <table:table-cell office:value-type="float" office:value="420237109.77856791" table:style-name="ce20">
            <text:p>420.237.110<text:s/></text:p>
          </table:table-cell>
          <table:table-cell office:value-type="float" office:value="1711077786.5997252" table:style-name="ce20">
            <text:p>1.711.077.787<text:s/></text:p>
          </table:table-cell>
          <table:table-cell office:value-type="float" office:value="249511140.148662" table:style-name="ce20">
            <text:p>249.511.140<text:s/></text:p>
          </table:table-cell>
          <table:table-cell office:value-type="float" office:value="5123539861.6968193" table:style-name="ce20">
            <text:p>5.123.539.862<text:s/></text:p>
          </table:table-cell>
          <table:table-cell office:value-type="float" office:value="13698479261.84794" table:style-name="ce20">
            <text:p>13.698.479.262<text:s/></text:p>
          </table:table-cell>
          <table:table-cell office:value-type="float" office:value="382603380.17633075" table:style-name="ce20">
            <text:p>382.603.380<text:s/></text:p>
          </table:table-cell>
          <table:table-cell office:value-type="float" office:value="277372510.18001813" table:style-name="ce20">
            <text:p>277.372.510<text:s/></text:p>
          </table:table-cell>
          <table:table-cell office:value-type="float" office:value="69875132.386183202" table:style-name="ce20">
            <text:p>69.875.132<text:s/></text:p>
          </table:table-cell>
          <table:table-cell office:value-type="float" office:value="4591675074.9854965" table:style-name="ce20">
            <text:p>4.591.675.075<text:s/></text:p>
          </table:table-cell>
          <table:table-cell office:value-type="float" office:value="3333105787.6195097" table:style-name="ce20">
            <text:p>3.333.105.788<text:s/></text:p>
          </table:table-cell>
          <table:table-cell office:value-type="float" office:value="282266971.6168983" table:style-name="ce20">
            <text:p>282.266.972<text:s/></text:p>
          </table:table-cell>
          <table:table-cell office:value-type="float" office:value="40541827386.311363" table:style-name="ce20">
            <text:p>40.541.827.386<text:s/></text:p>
          </table:table-cell>
          <table:table-cell office:value-type="float" office:value="127613950.976266" table:style-name="ce20">
            <text:p>127.613.951<text:s/></text:p>
          </table:table-cell>
          <table:table-cell office:value-type="float" office:value="94536344555.470001" table:style-name="ce21">
            <text:p>94.536.344.55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6">
            <text:p>ADMINISTRADAS POR OUTROS ÓRGÃOS [D]</text:p>
          </table:table-cell>
          <table:table-cell office:value-type="float" office:value="551918.43724180991" table:style-name="ce14">
            <text:p>551.918<text:s/></text:p>
          </table:table-cell>
          <table:table-cell office:value-type="float" office:value="3344117.8409861159" table:style-name="ce14">
            <text:p>3.344.118<text:s/></text:p>
          </table:table-cell>
          <table:table-cell office:value-type="float" office:value="4246988.9782268945" table:style-name="ce14">
            <text:p>4.246.989<text:s/></text:p>
          </table:table-cell>
          <table:table-cell office:value-type="float" office:value="536413.42638466391" table:style-name="ce14">
            <text:p>536.413<text:s/></text:p>
          </table:table-cell>
          <table:table-cell office:value-type="float" office:value="17113533.442535713" table:style-name="ce14">
            <text:p>17.113.533<text:s/></text:p>
          </table:table-cell>
          <table:table-cell office:value-type="float" office:value="10310358.753092838" table:style-name="ce14">
            <text:p>10.310.359<text:s/></text:p>
          </table:table-cell>
          <table:table-cell office:value-type="float" office:value="7179414.8156636283" table:style-name="ce14">
            <text:p>7.179.415<text:s/></text:p>
          </table:table-cell>
          <table:table-cell office:value-type="float" office:value="6373279.554577318" table:style-name="ce14">
            <text:p>6.373.280<text:s/></text:p>
          </table:table-cell>
          <table:table-cell office:value-type="float" office:value="11289934.458966285" table:style-name="ce14">
            <text:p>11.289.934<text:s/></text:p>
          </table:table-cell>
          <table:table-cell office:value-type="float" office:value="5225837.6329349559" table:style-name="ce14">
            <text:p>5.225.838<text:s/></text:p>
          </table:table-cell>
          <table:table-cell office:value-type="float" office:value="43442906.876636073" table:style-name="ce14">
            <text:p>43.442.907<text:s/></text:p>
          </table:table-cell>
          <table:table-cell office:value-type="float" office:value="4511938.0172995189" table:style-name="ce14">
            <text:p>4.511.938<text:s/></text:p>
          </table:table-cell>
          <table:table-cell office:value-type="float" office:value="11894940.863584993" table:style-name="ce14">
            <text:p>11.894.941<text:s/></text:p>
          </table:table-cell>
          <table:table-cell office:value-type="float" office:value="5744904.656934021" table:style-name="ce14">
            <text:p>5.744.905<text:s/></text:p>
          </table:table-cell>
          <table:table-cell office:value-type="float" office:value="3815850.1773700183" table:style-name="ce14">
            <text:p>3.815.850<text:s/></text:p>
          </table:table-cell>
          <table:table-cell office:value-type="float" office:value="32025196.922196466" table:style-name="ce14">
            <text:p>32.025.197<text:s/></text:p>
          </table:table-cell>
          <table:table-cell office:value-type="float" office:value="1594985.9372182544" table:style-name="ce14">
            <text:p>1.594.986<text:s/></text:p>
          </table:table-cell>
          <table:table-cell office:value-type="float" office:value="26536285.373914108" table:style-name="ce14">
            <text:p>26.536.285<text:s/></text:p>
          </table:table-cell>
          <table:table-cell office:value-type="float" office:value="772540859.60603356" table:style-name="ce14">
            <text:p>772.540.860<text:s/></text:p>
          </table:table-cell>
          <table:table-cell office:value-type="float" office:value="2932209.0354921655" table:style-name="ce14">
            <text:p>2.932.209<text:s/></text:p>
          </table:table-cell>
          <table:table-cell office:value-type="float" office:value="1965978.1198047616" table:style-name="ce14">
            <text:p>1.965.978<text:s/></text:p>
          </table:table-cell>
          <table:table-cell office:value-type="float" office:value="270765.6912789265" table:style-name="ce14">
            <text:p>270.766<text:s/></text:p>
          </table:table-cell>
          <table:table-cell office:value-type="float" office:value="25027868.751604713" table:style-name="ce14">
            <text:p>25.027.869<text:s/></text:p>
          </table:table-cell>
          <table:table-cell office:value-type="float" office:value="12965536.878033083" table:style-name="ce14">
            <text:p>12.965.537<text:s/></text:p>
          </table:table-cell>
          <table:table-cell office:value-type="float" office:value="3719893.0862707742" table:style-name="ce14">
            <text:p>3.719.893<text:s/></text:p>
          </table:table-cell>
          <table:table-cell office:value-type="float" office:value="225780076.06708166" table:style-name="ce14">
            <text:p>225.780.076<text:s/></text:p>
          </table:table-cell>
          <table:table-cell office:value-type="float" office:value="1255898.6686371132" table:style-name="ce14">
            <text:p>1.255.899<text:s/></text:p>
          </table:table-cell>
          <table:table-cell office:value-type="float" office:value="1242197892.0700006" table:style-name="ce15">
            <text:p>1.242.197.892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19">
            <text:p>TOTAL GERAL <text:s text:c="2"/>[E]=[C]+[D]</text:p>
          </table:table-cell>
          <table:table-cell office:value-type="float" office:value="88662176.774295628" table:style-name="ce20">
            <text:p>88.662.177<text:s/></text:p>
          </table:table-cell>
          <table:table-cell office:value-type="float" office:value="294839456.99805593" table:style-name="ce20">
            <text:p>294.839.457<text:s/></text:p>
          </table:table-cell>
          <table:table-cell office:value-type="float" office:value="1118588913.0529468" table:style-name="ce20">
            <text:p>1.118.588.913<text:s/></text:p>
          </table:table-cell>
          <table:table-cell office:value-type="float" office:value="71776297.274718374" table:style-name="ce20">
            <text:p>71.776.297<text:s/></text:p>
          </table:table-cell>
          <table:table-cell office:value-type="float" office:value="1894747149.0734487" table:style-name="ce20">
            <text:p>1.894.747.149<text:s/></text:p>
          </table:table-cell>
          <table:table-cell office:value-type="float" office:value="1364741873.993988" table:style-name="ce20">
            <text:p>1.364.741.874<text:s/></text:p>
          </table:table-cell>
          <table:table-cell office:value-type="float" office:value="8786243701.503521" table:style-name="ce20">
            <text:p>8.786.243.702<text:s/></text:p>
          </table:table-cell>
          <table:table-cell office:value-type="float" office:value="1436124622.6549711" table:style-name="ce20">
            <text:p>1.436.124.623<text:s/></text:p>
          </table:table-cell>
          <table:table-cell office:value-type="float" office:value="1074356790.4624836" table:style-name="ce20">
            <text:p>1.074.356.790<text:s/></text:p>
          </table:table-cell>
          <table:table-cell office:value-type="float" office:value="555618737.30462778" table:style-name="ce20">
            <text:p>555.618.737<text:s/></text:p>
          </table:table-cell>
          <table:table-cell office:value-type="float" office:value="5137985127.0631828" table:style-name="ce20">
            <text:p>5.137.985.127<text:s/></text:p>
          </table:table-cell>
          <table:table-cell office:value-type="float" office:value="489773271.28341639" table:style-name="ce20">
            <text:p>489.773.271<text:s/></text:p>
          </table:table-cell>
          <table:table-cell office:value-type="float" office:value="651423821.7457695" table:style-name="ce20">
            <text:p>651.423.822<text:s/></text:p>
          </table:table-cell>
          <table:table-cell office:value-type="float" office:value="894043749.71585608" table:style-name="ce20">
            <text:p>894.043.750<text:s/></text:p>
          </table:table-cell>
          <table:table-cell office:value-type="float" office:value="424052959.95593792" table:style-name="ce20">
            <text:p>424.052.960<text:s/></text:p>
          </table:table-cell>
          <table:table-cell office:value-type="float" office:value="1743102983.5219216" table:style-name="ce20">
            <text:p>1.743.102.984<text:s/></text:p>
          </table:table-cell>
          <table:table-cell office:value-type="float" office:value="251106126.08588025" table:style-name="ce20">
            <text:p>251.106.126<text:s/></text:p>
          </table:table-cell>
          <table:table-cell office:value-type="float" office:value="5150076147.0707331" table:style-name="ce20">
            <text:p>5.150.076.147<text:s/></text:p>
          </table:table-cell>
          <table:table-cell office:value-type="float" office:value="14471020121.453974" table:style-name="ce20">
            <text:p>14.471.020.121<text:s/></text:p>
          </table:table-cell>
          <table:table-cell office:value-type="float" office:value="385535589.21182293" table:style-name="ce20">
            <text:p>385.535.589<text:s/></text:p>
          </table:table-cell>
          <table:table-cell office:value-type="float" office:value="279338488.29982287" table:style-name="ce20">
            <text:p>279.338.488<text:s/></text:p>
          </table:table-cell>
          <table:table-cell office:value-type="float" office:value="70145898.077462122" table:style-name="ce20">
            <text:p>70.145.898<text:s/></text:p>
          </table:table-cell>
          <table:table-cell office:value-type="float" office:value="4616702943.7371016" table:style-name="ce20">
            <text:p>4.616.702.944<text:s/></text:p>
          </table:table-cell>
          <table:table-cell office:value-type="float" office:value="3346071324.4975429" table:style-name="ce20">
            <text:p>3.346.071.324<text:s/></text:p>
          </table:table-cell>
          <table:table-cell office:value-type="float" office:value="285986864.70316905" table:style-name="ce20">
            <text:p>285.986.865<text:s/></text:p>
          </table:table-cell>
          <table:table-cell office:value-type="float" office:value="40767607462.378448" table:style-name="ce20">
            <text:p>40.767.607.462<text:s/></text:p>
          </table:table-cell>
          <table:table-cell office:value-type="float" office:value="128869849.64490311" table:style-name="ce20">
            <text:p>128.869.850<text:s/></text:p>
          </table:table-cell>
          <table:table-cell office:value-type="float" office:value="95778542447.540009" table:style-name="ce21">
            <text:p>95.778.542.448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7" table:style-name="ro6">
          <table:table-cell table:style-name="ce7"/>
          <table:table-cell table:number-columns-repeated="16383" table:style-name="ce1"/>
        </table:table-row>
        <table:table-row table:number-rows-repeated="65471" table:style-name="ro6">
          <table:table-cell table:style-name="ce7"/>
          <table:table-cell table:number-columns-repeated="16383"/>
        </table:table-row>
        <table:table-row table:number-rows-repeated="983041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Mario Vieira Cunha</dc:creator>
    <meta:creation-date>2004-03-11T18:47:37Z</meta:creation-date>
    <dc:date>2016-04-15T15:19:04Z</dc:date>
    <meta:print-date>2011-05-12T16:46:54Z</meta:print-date>
    <meta:editing-cycles>38</meta:editing-cycles>
    <meta:editing-duration>PT3960S</meta:editing-duration>
  </office:meta>
</office:document-meta>
</file>